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style:style>
    <style:style style:name="P3" style:family="paragraph" style:parent-style-name="Text_20_body">
      <style:paragraph-properties fo:line-height="150%"/>
    </style:style>
    <style:style style:name="P4" style:family="paragraph" style:parent-style-name="Text_20_body">
      <style:paragraph-properties fo:line-height="150%"/>
      <style:text-properties fo:font-style="normal" style:text-underline-style="none" style:font-style-asian="normal" style:font-style-complex="normal"/>
    </style:style>
    <style:style style:name="P5" style:family="paragraph" style:parent-style-name="Standard">
      <style:paragraph-properties fo:line-height="150%"/>
    </style:style>
    <style:style style:name="P6" style:family="paragraph" style:parent-style-name="Text_20_body">
      <style:paragraph-properties fo:line-height="150%"/>
    </style:style>
    <style:style style:name="P7" style:family="paragraph" style:parent-style-name="Text_20_body">
      <style:paragraph-properties fo:line-height="150%"/>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wegung (Juli 1988)</text:p>
      <text:p text:style-name="Text_20_body"/>
      <text:p text:style-name="Text_20_body">Thomas ist auf Sardinien.</text:p>
      <text:p text:style-name="P3">Johanna hingegen macht mit Elisabeth eine Fahrradtour durch Schleswig-Holstein. Morgens auf die Karte schauen und hinfahren, wo es spannend aussieht. Mit jedem Kilometer, den sich die beiden von der kleinen Stadt entfernen, fühlt sich Johanna freier. Begleitet mit Gedanken an Thomas, was gibt es auf Sardinien, was erlebt er dort? Bemerkt sie ihre eigenes Erleben, eigene Begegnungen, erfährt sich ein Stück eigene Welt. </text:p>
      <text:p text:style-name="P3">In Kiel wird die erste Nacht verbracht. Ein lustiges Gefühl mit dem Fahrrad über die wellige Hügellandschaft der Seen von den schmalen Fahrradwanderwegen direkt in die grosse Stadt zu fahren, die sie bisher mit dem Auto besuchten. </text:p>
      <text:p text:style-name="P3">Sie fremdeln mit der Jugendherberge, viele Menschen und viele Zimmergenossen. Eine junge Frau beginnt am nächsten morgen in dem riesigen Waschraum mit langezogenem, schweinekobenähnlichen Waschbecken, zu schreien. „Mein Auge, mein Auge!“ Ihre Freundin springt dazu. „Es tut so weh, aua, auua.“ Die Frau tatscht und reibt, schiebt und zupft mit beiden Händen in ihrem Auge herum. Johanna und Elisabeth stehen wie erstarrt. „Oh Gott, ich hab es geschafft!“ Sie zeigt der Freundin ihre Hand. „Da, in der Kontaktlinse war Sand drinne, es macht so saumässig weh.“ Sie gehen, die linsenlose Linsenträgerin mit blutunterlaufenem Augapfel. Elisabeth und Johanna erwachen, sie , die keine Gelegenheit für ein schäbiges, schadenfrohes lautstarkes Lachen auslassen, sehen sich stumm an. Nicht ein kleines Kichern hat Platz, nachdem die Frau das Badezimmer mit ihren Schreien gefüllt hat. </text:p>
      <text:p text:style-name="P3">Johanna ist froh, als sie weiterfahren. Allein auf dem Fahrrad mit Elisabeth, gehört ihr die Strasse, die Landschaft, aber wenn über all Menschen drängen, brauchen sie alle Luft, um sie mit sich und ihren Emotionen zu füllen. Johanna wagt nicht, sich selbst den gleichen Platz zu geben. „Du nicht, du hast kein Recht. Du? Bist es nicht wert.“ sagt das Minderwertigkeitsgefühl, dabei beobachtet es, wie sich die Schnur am Hals regt und leckt sich Lippen, denn das Herz flüstert „Doch!“ und kann die Tränen nicht zurück halten.</text:p>
      <text:p text:style-name="P3">Am Strand hinter Kiel bekommt Elisabeth die Nagelschere in die Hand gedrückt. „Ich will eine Schnecke.“ Keine Punkfrisur wie alle sie haben. Elisabeth gibt sich alle Mühe, die Haarfitzel fliegen im Wind den Möwen um den Schnabel. Der Abend leuchtet herauf und legt sich still über das sanft plätschernde Ufermurmelwasser. Es schmiegt sich zwischen die Steine. Durch die niedrigen mit Riedgras bewachsenen Dünen kommen Fussgänger und blicken erstaunt auf die beiden jungen Mädchen, <text:s/>von denen eine der anderen, die kurzen Haare kürzer schneidet.</text:p>
      <text:p text:style-name="P3"><text:soft-page-break/>Eine Idee muss nicht eine Gute sein. Johanna gefällt nicht, was sie auf dem Campingplatz im Spiegel sieht. Damit die Schnecke eine Schnecke sein kann, bleibt ein dünner Haarstreif vorne stehen und legt sich wie ein aufgeklebter Backenbart um ihr Gesicht. Mit einem aufgerollten Tuch um den Kopf geht es, die Schnecke schaut hinten raus und das Gesicht wird vom Tuch umfasst.</text:p>
      <text:p text:style-name="P3"><text:s/>Im Plöner Wald musst Elisabeth tapfer sein und mit der selben Nagelschere den Rest bis auf die Kopfhaut kürzen. Danach muss Johanna tapfer sein, denn ihr Spiegelbild zeigt ihr, warum Frisöre zum Scheren keine Nagelschere, sondern eine Maschine benutzten. Nun werden zwei Tücher gebraucht, eines als Kranz um den Kopf ein zweites, damit verflochtenes fällt als bunter Zopf auf Johannas Rücken.</text:p>
      <text:p text:style-name="P3">Johanna ist die Herrin der Landkarte, die mit dem Plan. Ein Kribbeln überkommt sie, wenn sie das dicke, ledrige Papier in die Hand nimmt, entscheidet, welche, der unzähligen gelben, roten und grauen Linien ein Abenteuer versprechen könnten. Kleine, verschlungene Wege, Feldwege sucht sie aus, nachdem sie ihr nächstes Reiseziel gemeinsam beschlossen haben. </text:p>
      <text:p text:style-name="P3">Fehmarn ist das nächste Ziel. Der Weg führt sie direkt an die Autobahn, die über die Fehmarnsundbrücke geht. „Ich weiss nicht, ob wir da fahren dürfen.“ Sie stehen, sie warten, wissen nicht auf was, trauen sich nicht. Einen schmalen Streifen zwischen Leitplanke und Brückengeländer gibt es... Die Vorsehung kommt, der ersehnte Hinweis, zwei bepackte Fahrräder schieben sich an ihnen vorbei, zielstrebig aufwärts. Sie beginnen ihre Auffahrt.</text:p>
      <text:p text:style-name="P3"><text:s/>Es rauscht und knattert und pfeift. Johanna stemmt sich gegen die sausende Luft, die herausfinden will, wie stark sie ist, während neben ihr die Autos wütend mit ihrem Motor stampfend an ihnen vorbei preschen. Oben bleiben sie stehen, Wind und Autos orgeln ihr wildes Konzert und tief unten kräuselt sich die Ostsee durch die schmale Öffnung zwischen Festland und Insel. Hui, schubst der Wind, willst du baden gehen? Unter der blau-grünen <text:s/>Wasseroberfläche zieht sich ein milchigweisses Band, trichterfömig, aus der weiten Bucht unter die Brücke. Hui, macht der Wind, unten zieht still, sanft in millionfacher Schichtung das Wasser trübend, treibend und wiegend, der sommerliche Quallenschwarm. Huuui! Johanna läuft ein Schauer über den Rücken.</text:p>
      <text:p text:style-name="P3">Von Fehmarn aus schickt Johanna Frau K. eine Postkarte, könnte sein, Thomas sieht sie, wenn er aus Sardinien wieder kommt... </text:p>
      <text:p text:style-name="P3">In Bad Oldesloe sitzen sie fest. Sie haben vergessen Geld abzuheben und, da Wochenende ist, müssen sie einen langweiligen Sonntag in dem verschlafenen Nestchen verbringen, gefolgt von den misstrauischen Blicken des Herbergsvaters. „Wir müssen noch einen Tag länger bleiben“, sagt das eine Mädchen. „Wir haben kein Geld mehr und müssen am Montag erst mal zur Post“, sagt das <text:soft-page-break/>andere. „Aaha!“ sagt der Herbergsvater, „aber in der Reinigungszeit müsst ihr hier verschwinden und am Montag bezaahlen!“ Ein langer Sonntag. </text:p>
      <text:p text:style-name="P3">Johanna, die Kartenleserin ist verzweifelt. Dabei war sie sich sicher, die Strasse, auf der sie nach Hamburg hinein kommen sollten, im Auge behalten zu haben. Jetzt ist sie in dem Gewirr, das sich spinnennetzig um den blauen Elbestrich auf der Karte reckelt, verschwunden. Und die Jugendherberge liegt, eingekuschelt in die Strassenfäden, mitten am Fluss in der Nähe des Hafens.</text:p>
      <text:p text:style-name="P3">„Was ist los?“ „Ich weiss nicht, wo wir sind.“ Hilfe suchend schauen sie sich um. „Entschuldigung, können Sie uns sagen, wo es zum Hafen geht?“ „Joh, ganz einfach, ein Stück gerade aus und dann rechts abbiegen, ist nicht weit.“ Der junge Mann, den Johanna gefragt hat, geht weiter. „Das kann nichts sein. Es muss viel weiter sein, als er sagt.“ Elisabeth kann nicht helfen. Und Johanna fühlt sich mutterseelenallein. Eine Stunde sind sie jetzt gefahren in, um, durch Hamburg und kein Wegweiser zum Hafen. Die Strassen, Häuser sind klein, wie in ihrer Stadt, kein Hochhaus, keine U-Bahnstation. Sie sind, irgendwo am Rand, verloren gegangen.</text:p>
      <text:p text:style-name="P3">Die Ampel, an der sie stehen, wird grün. Ein Grün, das tief in die Augen springt und winkt. „Komm wir fahren.“ Während Elisabeth vertrauensvoll hinterher radelt, lässt sich Johanna von den grünen Ampelmänner führen. Danke, lieber Gott, Danke, vor jeder Ampel, ein Stossgebet, ein kleinstes Zögern, ein Dankeschön. Die Ampelmänner reihen sich auf, wie eine grüne Perlenschnur, quer durch Hamburg, über grosse und kleine Kreuzungen hinweg, nimmt ein jeder Johanna bei der Hand und lässt los, wenn der nächste sie gepackt hat. Mit jedem Ampelmann schwindet ein Stück des Zweifels. Johanna saust durch die Strassen und stoppt vor der Jugendherberge. Die Engel setzen sie sanft auf den Boden. Danke.</text:p>
      <text:p text:style-name="P3">Sie verbringen die Tage in Hamburg in den Buchläden, alternativen, feministischen, grossen, kommerziellen und auf dem Marktplatz, nicht zu weit weg von den Punks, falls jemand glauben möchte, sie gehörten dazu, nicht zu dicht dran, damit die Punks sie nicht bemerken. Sie staunen über die glitzrigen, teuren Schaufenster in den riesigen, alt-adelig aufragenden Gebäuden, um den Marktplatz. Schwankend zwischen Verachtung für die Fassaden und Glitzermenschen und einem Anflug von Neid, ob der Zielstrebigkeit, die die an ihnen Vorbeihetzenden ausströmen.</text:p>
      <text:p text:style-name="P3">Weiter geht die Fahrt Richtung Nordsee, an der Elbe entlang. Links die Elbe, breit und träge, unter ihnen der Deich, rechts die grossen Gärten und Parkbäume, die die Blankenesevillen umrahmen. Vorbei an kleiner werdenden Ortschaften, schauen ihnen die Deichschafe hinterher. In Glücksstadt machen sie Halt. Die Karte zeigt die Stör, die in die Elbe mündet und danach Marschland mit vielen kleinen Feldwegen. Wir campen wild, beschliessen sie und kaufen vorher alles ein, was dafür nötig <text:soft-page-break/>ist. Sie kaufen viel ein, denn wer weiss, wie es ihnen ergeht, wenn sie in der Wildnis Hunger bekommen und nichts zu essen da wäre. </text:p>
      <text:p text:style-name="P3">Auf dem Feldweg, entlang der Elbe nähern sie sich schliesslich dem Flüsschen und finden keinen Weg um über das Wehr hinüber zu kommen. Nicht schlimm, stellt Johanna mit Blick auf die Karte fest, weiter oben am an der Stör gibt es eine Fähre.</text:p>
      <text:p text:style-name="P3">Die Fähre ist anders, als die, die sie vom Kanal kennen. Sie sieht aus wie ein Floss und zieht sich an einem locker gespannten Stahlseil von einem Ufer zum anderen. Die Autos, die mit der Fähre gekommen sind, fahren ab und sie beide erwartungsvoll hinauf. Sie sind die einzigen Passagiere und stellen sich in die Mitte der Fähre, die der hagere Fährmann im blauen Overall und weissem Unterhemd, nach einem kurzen Kopfnicken, in Betrieb setzt. Das Stahlseil hebt sich klatschend aus dem Wasser und gleitet über die Rolle, die Fähre vorwärts ziehend schlingert es wieder ins Wasser. Den Fuss auf der Pedale, erwarten sie die Landung. „So, guten Tach, das macht 80 Pfenning!“ Der Fährmann ist aus dem Nichts hinter ihnen erschienen. Ein kleiner Schreck läuft Johanna über den Rücken. Hastig holen sie ihre Portmonais raus. Geld bezahlen, auf einer Fähre? Johanna klaubt die letzten Münzen zusammen, ein Glück, es sind 80 Pfenning. Sie legt sie dem Fährmann in die hohle Hand. „80 Pfenning für jeden natürlich!“ blafft der und hält Johanna die Hand weiter <text:s/>unter die Nase. Johanna schaut auf Elisabeth, aber die schüttelt den Kopf, in ihrem Portemonnaie finden sich nur 60 weitere Pfenninge. „ Das gibts doch wohl nicht!“ Der Fährmann <text:span text:style-name="T1">drängt</text:span> Johanna das Geld wieder in ihre Hand zurück, stoppt die Fähre und rückwärts geht die Fahrt. „Aber, wir waren doch schon fast drüben, bitte!“ Wütend legt er an. Der Autofahrer, der auf die Fähre gewartet hat, sieht den Mädchen, die rückwärts mit der Fähre gekommen sind und ihre bepackten Fahrräder mühsam wenden , erstaunt nach. </text:p>
      <text:p text:style-name="P3">„Das kann ja wohl nicht wahr sein, so ein Arschloch!“ Sie holen die Karte hervor, Johanna fährt mit dem Finger den Fluss entlang. „Da schau, da ist eine Ecke, da sind auch ganz viele Feldwege, da fahren wir hin.“</text:p>
      <text:p text:style-name="P3">Je weiter sie fahren, desto stärker wird das Gefühl in Johanna, sie bleibt aufgeregt stehen. „Ich kenne das hier, hier geht es nach Oldendorf!“ Sie beugen sich beide über die Karte, mit einem Kloss im Hals merkt Johanna, sie hat bei der letzten Wegplanung die kleinen Feldwege ihrer Kindheit zielstrebig als Rastplatz für die wilde Campingnacht ausgewählt, ohne die Namen der umliegenden Orte zu beachten.</text:p>
      <text:p text:style-name="P3">Und so ist es, waren es erst kleine Wegzeichen, die ihr bekannt vorkommen, wird sie jetzt in ihre Kinderwelt ein gesogen. „Wir können ja mal bei Britta klingeln.“ „Ich weiss nicht, wir wollten doch <text:soft-page-break/>wild zelten.“ Elisabeth ist nicht überzeugt. „Wir können doch fragen, ob wir bei Britta im Garten zelten dürfen.“ Johanna ist sich nicht sicher, ob die Feldwege und Felder sich eignen unentdeckt eine Nacht zu verbringen. </text:p>
      <text:p text:style-name="P3">Mit klopfendem Herzen stehen sie vor der Haustür. Ihr Öffnen bringt den vertrauten Brittageruch und ein verduztes Gesicht zum Vorschein. „Hallo, dürfen wir bei Euch im Garten zelten?“ „Johanna? Das gibts ja nicht, kommt rein.“ „Heinz holt Britta grade von der Arbeit ab, sie macht in Itzehoe eine Lehrer als Zahnarzthelferin“, sagt Brittas Stiefmutter, während sie die beiden zerzausten, verschwitzten Mädchen in ihre saubere Küche schiebt. Unbeholfen schauen sich die beiden an. „Aber ihr schlaft doch nicht im Zelt, im Garten, also nein.“ Elisabeth schaut grimmig und Johanna denkt an all die leckeren, ungesunden Sachen, die sie für ihren Zeltschmaus besorgt haben und die warten müssen.</text:p>
      <text:p text:style-name="P3">Die anfängliche Scheu der Mädchen, wird von Brittas kleinen Schwester Berit in kichern und plaudern aufgelöst. Sie muss von Brittas freund berichten und findet es lustig mit den beiden verrückt und schloddrig aussehenden Mädels, die unverhofft den Alltag durcheinander bringen. In Brittas Zimmer werden Matratzen ausgelegt, die selben, auf denen Johanna früher übernachetet hat, wenn sie Britta in den Ferien besuchte.</text:p>
      <text:p text:style-name="P3"><text:s/>Am nächsten morgen fahren Johanna und Elisabeth mit nach Itzehoe, es ist Freitag und am Abend wollen sie mit Britta ausgehen. Sie langweilen sich. Johanna erkennt den einen oder anderen Ort wieder, aber die kleine Stadt hat ihnen nicht viel zu bieten, nachdem sie Hamburger Grossstadtluft geatmet haben. Sie beschliessen Britta um Rat zu fragen. Die ist hell entsetzt, als die beiden in ihre Lehrpraxis hineinschneien und fragen, wo es am frühen Vormittag denn eine anständige Kneipe gibt. In ihrer kleinen Stadt wären Elisabeth und Johanna niemals auf die Idee gekommen um diese Zeit in eine Kneipe zu gehen, aber wenn man aus Hamburg kommt, dann ist alles anders. </text:p>
      <text:p text:style-name="P3">Die Bar, die sie finden ist leer und cigarettenmuffig und mehr als Tee bestellen sie nicht. Es ist schwer cool zu sein, aber sie bemühen sich. Strafen die vorübergehenden Passanten mit verächtlichen Blicken und schauen mit finsteren Mienen, vorsichtshalber.</text:p>
      <text:p text:style-name="P3">„Äihh, das könnt ihr doch nicht machen! In die Praxis kommen und nach einer Kneipe fragen, morgens um Zehn! Ich bin noch in der Probezeit!“ Britta ist noch ausser sich, als sie abends alle ins Auto steigen. Johanna und Elisabeth sehen sich an, warum nicht? Es ging ganz einfach, das Fragen. Eine aufgeregte Berit empfängt sie, schliesslich gilt es sich nach dem Abendbrot schick zu machen für den Abend. Johanna zieht einen Rock an und bindet sich zu dem besonderen Anlass eine Stück schwarze Spitze, dass sie in Hamburg aufgegabelt hat um den kahlen Schädel. Elisabeth ist dezenter <text:soft-page-break/>und bleibt in ihrer weiten Männerdieselhose stecken, die sie unten abgeschnitten hat. Berit springt aufgeregt um sie herum: „Jörg ist ein echter Grufti. Der ist voll hart und cool drauf. Und seine Schwester, die ist auch ein Grufti, und...“ Grufti? Elisabeth und Johanna sehen sich an, mal sehen, was der drauf hat... </text:p>
      <text:p text:style-name="P3">Britta braucht Stunden, gefühlte Stunden. Sie schminkt sich die Augen schwarz und steigt zum Schluss, nachdem sie eine schwarze Bluse angezogen hat, in eine hellblaue Karottenjeans, die fein säuberlich alle zehn Zentimeter einen Schnitt hat. „Uhh, Jörg mag es garnicht, wenn Britta die Hose anzieht, weil man soviel von ihren Beinen sieht!“ sagt Berit. Johanna und Elisabeth tauschen einen Blick, wenn mir ein Typ erzählen will, was ich anziehe, kriegt er Haue, sagt der. Und, denkt Johanna, niemals, niemalsnich, werde ich mir akurate Löcher in meine Hosen schneiden, schon gar nicht in eine helle Karottenjeans. </text:p>
      <text:p text:style-name="P3"><text:s/>Wie eine Kuh, die zum Markt gebracht wird, denkt Johanna. Ihr ist es unangenehm, peinlich, wie Britta Angst vor ihrem Chef hat, sich am Abendbrotstisch mit dem Vater streitet über Kleinigkeiten, die sie darf oder nicht, wie ihre kleine Schwester intime Details herumplaudert. Ich würde durchdrehen bei all den Zwängen und „Das-macht-man-nichts“. </text:p>
      <text:p text:style-name="P3">Der mit Spannung erwartete Jörg kommt. Freundlich und schüchtern begrüsst er Brittas Eltern, bevor er zu den Mädchen geht. In Jeans und Hemd, die Haare, die knapp hinter die Schultern fallen, zum Zopf gebunden. Sie plaudern, hart drauf, ober cool, Grufti? Sie erfahren, Jörg lernt Koch.</text:p>
      <text:p text:style-name="P3">Sie steigen in Jörgs Auto und fahren ab, zu Jörg, er muss sich umziehen. </text:p>
      <text:p text:style-name="P3">Die Schwester, in schwarz gekleidet mit wild abstehenden Haaren und dunklem Kajalbalken um die Augen, öffnet ihnen die Tür. Grimmigen Blicks führt sie die Mädchen in Jörgs Zimmer, während er im Bad verschwindet. </text:p>
      <text:p text:style-name="P3">Das Zimmer ist schwarz. Schwarz mit rot. Das Rot, vermutet Johanna, nachdem sie eingehend Form und Farbe betrachtet hat, versucht wie Blut auszusehen. Sie beisst sich auf die Zunge. Jörg kommt aus dem Bad. Die Augen fest kajalt, die Haare in alle Richtungen toupiert, in schwarzen Hosen und schwarzem T-Shirt. Mit dem Aussehen scheint er die Sprache verloren zu haben, es mag schwierig sein, schüchten und freundlich zu plaudern, wenn der Blick hart und undurchdringlich, um nicht zu sagen starr, in die Ferne gerichtet ist. Britta scheint gleichfalls von Sprachlosigkeit überfallen worden zu sein.</text:p>
      <text:p text:style-name="P3">„Oh, du hast eine Ratte?“ versucht Elisabeth den Sargdeckel zu lüften. „Die beisst!“ knurrt Jörg. Eine Ratte, eine Hausratte im Käfig, die beisst, in einem schwarzen Zimmer, das mit rot angetupft wurde, ein Koch, der sich in einen grimmigen Grufti verwandelt und Stunden überlegt, welchen <text:soft-page-break/>Gürtel er, von den vielen schwarzen Gürteln, anziehen soll, eine Gruftischwester, die wie ein aufgescheuchtes Huhn um ihn herum springt und ihm das Haarspray reicht und eine Britta, die wie eine Prinzessin schweigend vom Stuhl kippen würde, wenn ihre Steifheit angetippt werden würde, Johanna und Elisabeth vermeiden es sich an zu sehen, weil sie wissen, dass sie sonst vor lachen sterben müssen, während Jörg sie auf sie einprügelt... <text:s/></text:p>
      <text:p text:style-name="P3">Sie fügen sich, schweigen, können ein Schmunzeln nicht verbergen, aber das sieht keiner, weil sie auf dem Weg in die Disko sind. Dort hören Elisabeth und Johanna auf zu schmunzeln, schliesslich sind sie zwei eiskalte Punkladies.</text:p>
      <text:p text:style-name="P2">Man steht und schaut und steht. Die Tanzfläche wird mit langsam blinkenden Licht bestrahlt, aus den Lautsprechern röhrt laut und krachend harte Musik. Britta tanzt. Johanna gesellt sich dazu und</text:p>
      <text:p text:style-name="P2"/>
      <text:p text:style-name="P4">3.8.1987</text:p>
      <text:p text:style-name="P4">Liebe Mira,</text:p>
      <text:p text:style-name="P4">Der erste Schultag war fürchterlich. Wenn das so weiter geht, muss ich mir angewöhnen im Stehen zu schlafen. Wenn Uta redet, würde es gehen, aber die hält immer die Klappe und trauert Ann-Katrin nach, die mit ihr nichts mehr zu tun haben will. Und so gehen wir auf dem Schulhof und schweigen. Mein Mund ist spröde vom Nicht-Sprechen, es kotzt mich an. Komisch, unter den 40 Leuten, die in der Klasse sind, und das finde ich Furcht erregend an mir, ist keiner, der mich nicht langweilen würde. Ich bezweifle, dass ich normal bin. Eigentlich bin ich jetzt, wenn ich schreibe, ja tierisch eingebildet, das ist mein grösstes Problem, ich bin zu anspruchsvoll. Das hilft mir nicht weiter, diese Selbsterkenntnis, da ich mich nach wie vor tot langweile.</text:p>
      <text:p text:style-name="P4">Heute muss ich zum Flöten, naja, vielleicht erzählt mir Frau K., warum Thomas heute (glaube ich) nicht in der Schule war. Bete, dass ich diesen Tag überlebe, ich bin halb vergammelt und nicht mal Thomas war da. 6 1/2 Wochen ohne ihn ist doof, aber nun kommt er nicht mal in die Schule, oder ich treff` ihn nicht, das ist echt gemein, fiess! Ach, Gott! Ich schicke Dir bestimmt eine Beerdigungskarte, Du kommst doch? Du warst mir immer eine treue Freundin!</text:p>
      <text:p text:style-name="P4">Johanna</text:p>
      <text:p text:style-name="P4">13.8.1987</text:p>
      <text:p text:style-name="P4">Liebe Mira, </text:p>
      <text:p text:style-name="P4">Gestern! Ich hätte mir vor Lachen beinah in die Hosen gepinkelt! (Es geht um Thomas, wie Du richtig gedacht hast!) Aaalso, (Spannung) Ute, Marten, usw. Und ich sollten in der Pause (Aktion!) <text:soft-page-break/>rausgeschmiessen werden. An der Tür standen Thomas, Frauke, der Mops und Arne. Frauke hatte irgendein Prospekt, auf das sich alle stürzten und ich sagte mir: „So wichtig, dass du dich da breit quetschen lässt, ist das nicht“. Und da hab` ich mich an die eine Seite der Tür gelehnt. Thomas lehnt sich an die andere Seite an die Wand und -grinst! Das war echt hohl, die anderen schieben <text:s/>und drängeln und wir beide, grinsen uns durch alle Leute an. Ich weiss nicht, ob das eine Anmache sein sollte, aber es war bescheuert!</text:p>
      <text:p text:style-name="P4">31.8.1987</text:p>
      <text:p text:style-name="P4">Liebe Mira,</text:p>
      <text:p text:style-name="P4">ich möchte meinen Schädel an einer Wand sprengen!</text:p>
      <text:p text:style-name="P4">Aber von vorne angefangen:</text:p>
      <text:p text:style-name="P4">Am Mittwoch war ein Konzert in der Kirche, ich hab` dort Bassflöte gespielt im Flötenkreis. Und ehrlich, ich war froh, dass Thomas, der nicht mehr im Flötenkreis ist, nicht da war. Nur, bei dem letzten Stück, spürte ich, dass er da sein musste. Ich kann es nicht beschreiben. Er ist plötzlich da gewesen und ich habe es gespürt, obwohl ich bei dem schweren Stück nicht ins Publikum schauen konnte. Frau K. hat uns alle zum Abendbrot eingeladen. Ich hab` mich nicht getraut, wollte aber nicht nein sagen. </text:p>
      <text:p text:style-name="P4">Als wir rein kamen, polterte Thomas mit einem Berg Suppentassen die Treppe runter. Er deckte den Abendbrottisch und war emsig am wühlen. Zum Schluss sass er mir schräg gegenüber. Eine seiner Schwestern, die ich noch nicht kannte, hat ihn dauernd an gemeckert, dumme Gans.</text:p>
      <text:p text:style-name="P4">Und ich dumme Gans habe ihn ignoriert und hab` mit Morten aus der 8. Klasse, Quatsch gemacht und rumgealbert.</text:p>
      <text:p text:style-name="P4">Einmal haben wir uns angesehen, einmal. Thomas war allein und ich auch, es war zum Kotzen. Ich glaube Thomas hat die Nase voll von mir, ich könnte ihn verstehen. Wenn er da ist, rastet etwas in mir aus, letzte Woche habe ich ihn sogar angeschnauzt, nicht doll, aber, oh weh.</text:p>
      <text:p text:style-name="P4">Ich bin nicht fähig Thomas zu zeigen wie lieb ich ihn habe, es geht nicht, dafür könnte ich meinen Kopf an die Wand klatschen. Ich habe das Gefühl, dass ich Thomas nicht verdiene. Es macht mich krank, wenn ich weiss, dass Thomas mich nicht mehr lieb haben könnte und fordere es jedes mal heraus, wenn ich kann und dann wundere ich mich, dass Thomas tut, als wäre ich nicht da.</text:p>
      <text:p text:style-name="P4">Ich bin zu eingebildet, deshalb habe ich Angst, Thomas könnte mich nicht lieb haben. Und damit er <text:s/>mir keinen Tritt gibt, kriegt er einen, das ist bescheuert!?</text:p>
      <text:p text:style-name="P4"><text:soft-page-break/>Es ist nicht zu fassen!</text:p>
      <text:p text:style-name="P4">Nur jetzt, wo ich das erkannt habe, traue ich mich nichts mehr.</text:p>
      <text:p text:style-name="P4">Oh, Gott, erlöse mich von dem Bösen, denn Dein Reich ist die Kraft, die Menschlichkeit und die Ewigkeit. Amen. Auf das die Eitelkeit aus meinem kranken Geist weiche und Liebe mein Inneres erleuchte. Amen.</text:p>
      <text:p text:style-name="P4">Es ist wahr. Wenn ich an Thomas denke, hab` ich das Gefühl, mein Inneres leuchtet. Wie eine Kerze, strahlt es in einem gelben, strahlenden Licht. Es ist wunderbar!</text:p>
      <text:p text:style-name="P4">Aber dann- Kälte, Eiszapfen, ich bin hart und steif, meine Zähne beissen fest aufeinander, als wollten sie den Kiefer brechen. Und da ist dieses kleine Licht, das mein Inneres wärmt, was wird, wenn ich es verliere, wenn es verlischt?</text:p>
      <text:p text:style-name="P4">Steinwüste, bizarres Felsenmeer aus Gedanken ragt aus dem bewölkten, schwarzen Himmel von unausgesprochenem Willen.</text:p>
      <text:p text:style-name="P4">Ich habe Angst. Thomas ist mir nichts schuldig, ich darf ihm nicht böse sein, wenn er mich nicht lieb hat. Und deshalb habe ich Angst, Angst, die mich auffrisst. Mir ist schlecht. Ich habe das Gefühl kotzen zu müssen.</text:p>
      <text:p text:style-name="P4">Manchmal hasse ich Thomas, weil ich weiss, dass er mich nicht lieb haben könnte. Aber es ist der Hass mit dem ich mich selbst hassen muss.</text:p>
      <text:p text:style-name="P4">Ich komme vom Herbststadtfest, ich war mit meinem Bruder und den Eltern da, bin dann meiner eigenen Wege gegangen. Kennst Du den Pulverschuppen im Park? Eine alte Klapperbude. Davor sassen ein paar, tja, mit roten und gelben Haaren und ganz in schwarz und so, Du weisst schon. Rate, wer da in der letzten Ecke herum hing? Genau, richtig geraten. Ich dachte, mir würde in den Bauch getreten. Mir ist elend, weil, ..., ich weiss nicht, mir ist schlecht. Wieder Thomas, ich hasse ihn, ich ertrag` ihn nicht...</text:p>
      <text:p text:style-name="P4">Johanna</text:p>
      <text:p text:style-name="P4">3.9.1987</text:p>
      <text:p text:style-name="P4">Ich habe nicht gewusst, wie schwer es ist mit Menschen zusammen zu leben.</text:p>
      <text:p text:style-name="P4">Was meinen Dornroserich angeht, bin ich wieder richtig verliebt, der sitzt tief in mir drin. Den lass ich nicht wieder raus.</text:p>
      <text:p text:style-name="P4">Ich habe wieder das Gefühl, dass wir zusammen gehören. Dieses tiefe Vertrauen?!</text:p>
      <text:p text:style-name="P4">Ich kann mir absolut nicht vorstellen, dass er mich nicht ab kann. Ich verlieb` mich immer neu in <text:soft-page-break/>ihn. Warum würde Gott das tun, wenn wir nicht zusammen gehörten? Ich habe ihn so lieb, dass ich ihn nicht küssen müsste, ich weiss nur, dass wir beide tief verwurzelt sind. </text:p>
      <text:p text:style-name="P4">Wie findest Du den Namen Dornroserich? Ich hab das Gefühl, erst muss ich durch meine, dann durch seine Dornen hindurch. Es haben sich an ihm schon viele die Finger wund gestochen. Ich komme durch die Dornen! Hoffentlich!!! Aber, wenn ich selbst nicht weiss, ob ja oder nein, kann es nicht gehen.</text:p>
      <text:p text:style-name="P4">Also: „Ran an den Prinzen!“ sagte die Prinzessin und krämpelt sich die Ärmel hoch.</text:p>
      <text:p text:style-name="P4">Oh, bitte drück mir die Daumen und sag` auch Du Gott, er soll kein Scheiss mit mir machen. Hörst Du, Gott? Amen.</text:p>
      <text:p text:style-name="P4">Johanna</text:p>
      <text:p text:style-name="P4">Und weiter und weiter geht es mit den Gedanken in Johanna im Kreis rundherum. Jedes kleinste Gefühl wird bestaunt, auseinander genommen, zerkaut und wiedergekäut in der Hoffnung ein Ende zu finden. In der Hoffnung kein Ende, sondern einen Anfang zu finden. In der Hoffnung eine Berechtigung, eine Erlaubnis zu finden, sich im Gegenüber spiegeln und wohlfühlen zu dürfen. </text:p>
      <text:p text:style-name="P4"><text:s/>Andorra (Rendsburg 1988)</text:p>
      <text:p text:style-name="Text_20_body">„Du sollst dir kein Bildnis machen von Gott...“</text:p>
      <text:p text:style-name="P3">11.Klasse, Klassenspiel. Ein Stück gesucht, gefunden, Max Frischs Andorra. Die Klassengemeinschaft, spielt ein Stück über Ausgrenzung, Vorurteile, Lügen <text:s/>glauben wollen, um das eigene Gesicht zu wahren, Dummheit der Masse und sich dahinter verstecken des Einzelnen. Mit dem üblichen Fleiss, Anbiedern, andere weg schubsen, um selbst den besten Brocken Selbstdarstellung zu erhalten, beginnt die Arbeit daran. Inhalt reflektieren? Nicht nötig, nicht erwünscht, wir sind nicht zum Nachdenken in der Schule, sondern um fürs spätere Leben den richtigen Zettel in der Hand zu haben, Freifahrschein zum elitären Egoputzen.</text:p>
      <text:p text:style-name="P3">Jeder darf einen Rollenwunsch abgeben. Aus Trotz entscheidet sich Johanna für die weibliche Hauptrolle der Barblin auch wenn sie sie niemals bekommen wird und vernünftig, wie sie ist, für die des Priesters. Priester = Pastor = Thomas. Eine einfache Rechnung, schliesslich ist Thomas Vater Pastor.</text:p>
      <text:p text:style-name="P3">Der Lehrer liesst jeden Wunschzettel vor. Er bemüht sich um Sachlichkeit, als er Johanna den Hauptrollenwunsch abschlägt, was sie ihm hoch anrechnet, denn die Empörung und Reaktion der Klasse, ist, obwohl sie es voraus geahnt hat, gewohnt schmerzlich.</text:p>
      <text:p text:style-name="P3">Gegen den zweiten Wunsch hat niemand Einwände, wer will einen Pfaffen spielen? Obwohl die <text:soft-page-break/>Rolle eine der grösseren ist.</text:p>
      <text:p text:style-name="P3">Johanna bekommt eine zweite Rolle, den Idioten. Obwohl der Idiot nichts sagt, er wankt einige male über die Bühne, ist die Rolle schwer zu lernen. Idiotisch laufen und authentisch wirken, ist schwer. Die Schauspiellehrerin gibt sich alle Mühe. Bei dieser Rolle kann sich Johanna nicht hinter Worten verstecken, allein der Körper darf sprechen. Johanna, die sich jedes Wort im Miteinander erkämpfen muss, bemerkt, wie schwer die Sprache des Körpers zu beherrschen ist. Will sie die Rolle spielen und fühlt sich in ihren Körper hinein, bewegt sie sich wie ein Wattmännchen. Die Ohren rauschen laut und die Augen, die von Aussen auf die Bewegung schauen wollen, sehen verschwommen. </text:p>
      <text:p text:style-name="P3">Ann-Katrin spielt die selben Rollen wie Johanna. Idiot und Pfarrer.</text:p>
      <text:p text:style-name="P3">„Du sollst dir kein Bildnis machen...“ Mache ich mir Bilder? Fragt Johanna sich. Die Mechanismen, die Frisch in seinem Stück bis ins Detail bloss legt, kennt sie genügend. Aber macht sie dies mit anderen auch? Welches Bild habe ich von Thomas? Sie findet keines, das Bestand hat, es sind zu viele Puzzleteile, die sie hintereinander, gleichzeitig und durcheinander wahrnimmt. Bilder von anderen? Johanna fühlt sich wie ein Spielball. All die Emotionen, die die vielen Menschenradios ihr den ganzen Tag zu senden, vor allem die vielen, massiv negativen, lassen keine Bilder zu. So wenig, wie es möglich ist, sich von ständig laufender und viel zu lauter Radiomusik ein Bild zu machen, so wenig kann Johanna den anderen Bilder über stülpen. Sie sieht jeden doppelt, was er darstellen will nach Aussen und die Ängste dahinter. </text:p>
      <text:p text:style-name="P3">Verwirrt von den schizophrenen Eindrücken, hat sie genug damit zu tun, auf die widersprüchlichen „Äusserungen“ zu reagieren und sich selbst weit davon entfernt zu halten, um sich selbst nicht zu verlieren.</text:p>
      <text:p text:style-name="P3">Der Lehrer lässt alle zu Hause ein Plakat zeichnen für das Stück. Wenige Striche reichen Johanna aus, um sowohl das Stück, als auch die eigene Situation auf beängstigende Weise lebendig werden zu lassen. Neben dem Stolz auf die Zeichnung, schluckt sie die Betroffenheit hinunter. Auch der Lehrer schluckt. Die Mitschüler schlucken nicht, sie ignorieren den Entwurf und streiten sich, wessen Bild am besten wäre. Diesmal greift der Lehrer ein, zwei Entwürfe dürfen ausgewählt werden und er bestimmt, einer davon ist der von Johanna.</text:p>
      <text:p text:style-name="P3">Aufführung. Johanna, mit stoppelkurzem Haar und Brille, wird ihrer Männerrolle mehr als gerecht. </text:p>
      <text:p text:style-name="P3">Johanna fährt mit Elisabeth im Auto von Onkel und Tante mit, die eigens mit ihrer Pflegetochter aus Hamburg gekommen sind, um Johanna spielen zu sehen. </text:p>
      <text:p text:style-name="P3"><text:soft-page-break/>Auf der Schwebefähre können Johanna und Elisabeth nicht mehr an sich halten, die Schlagermusik gruselt sie zu sehr. Sie tuscheln und kichern. </text:p>
      <text:p text:style-name="P3">„Was gibts da zu lachen?“ Die Tante wird böse. „Ihr hört wohl nur solche Rämmidämmimusik?“ „Nein“ sagt Johanna spitz, „ich höre am liebsten Mozart.“ Oje. Eisiges Schweigen, schlimmer, als jedes böse Wort. Johanna fällt wie in einem schlechten Traum und schlägt hart auf das schlechte Gewissen. Die Tante ist tödlich beleidigt. „Du glaubst wohl, du bist was besseres, weil du auf diese Schule da gehst!“ Quetscht sie schliesslich hervor. </text:p>
      <text:p text:style-name="P3">Elisabeth begleitet Johanna hinter die Bühne. Die kalten und abwertenden Blicke von Johannas Klassenkameraden lassen sie schnell in den Zuschauerraum flüchten. </text:p>
      <text:p text:style-name="P3">Johanna steht auf der Bühne, hinter dem Vorhang, aufgeregt ist sie. Sie muss gleich in der ersten Szene als zweite Rolle auf die Bühne und noch ein Fahrrad neben sich her schieben... Es geht los. Johanna läuft los und hört im gleichen Moment ein genervtes Stöhnen von den Kameraden am Bühnenrand. Das Fahrradpedal hat sich am Vorhang verfangen und zieht ihn hinterher. </text:p>
      <text:p text:style-name="P3">Johanna <text:s/>überkommt eine tiefe Ruhe. Kurz blitzt es in ihr auf:“ Ihr Arschlöcher, könnt ihr mich nicht mal auf der Bühne, mit eurer Missgunst verschonen...“ Sie nimmt den Vorhang vom Pedal, als <text:s/>ob sie nie etwas anderes gemacht hätte und spielt. Leicht kommen die Worte und Gesten, fast, will es ihr scheinen, könnte sie die Freude auf der Bühne zu stehen und sich zu zeigen geniessen.</text:p>
      <text:p text:style-name="P3">Das schlimme Erwachen kommt nach dem Spiel zu Hause. Kein Wort über Johannas Aufführung, stattdessen bitterste Vorwürfe von der Mutter, wegen der Tante. Johanna sei schrecklich und arrogant und es nicht wert, dass die Tante und der Onkel extra aus Hamburg angereist sind. </text:p>
      <text:p text:style-name="P3">Bei der zweiten Aufführung ist Johanna der Idiot. Thomas sitzt im Publikum...</text:p>
      <text:p text:style-name="P3">Da beide in der ersten Szene auftreten sitzt sie mit Ann-Katrin hinter der Bühne zusammen. „Ich würde am liebsten die Kostüme tauschen“, sagt Ann-Katrin. „Ich auch!“ Johannas Antwort kommt von Herzen. Sie gibt sich ganz in die Rolle, wenn ich schon vor Thomas den Idioten spiele, dann richtig...</text:p>
      <text:p text:style-name="P3">Die Proben und Aufführungen gehen weiter. Aber Johanna wird krank. Das Band im Hals hat sich eng zugezogen, sie kann kaum sprechen. Deshalb spielt ihre Besetzung ohne sie, Ann-Katrin springt ein.</text:p>
      <text:p text:style-name="P3">Johanna soll in der anderen Besetzung die zweite auswärtige Aufführung mitmachen. Bei der Generalprobe ist sie schwach. Der Hals ist eng und der Schweiss läuft unter dem Kostüm in Bächen. Mit krächziger und stockender Stimme beginnen die Proben. Jede Rolle ist doppelt besetzt <text:soft-page-break/>und die Mitspieler reagieren anders als gewohnt.</text:p>
      <text:p text:style-name="P3">Szene im Pfarrerzimmer. Statt dem gewohnten, kameradschaftlichen Spiel mit dem Hauptdarsteller Mischa, reagiert der zweite „Andri“ Patrik aggressiv. </text:p>
      <text:p text:style-name="P3">„Du machst das nicht richrig, du musst da stehen.“ „Du bist zu langsam.“ „Ich kann so nicht spielen!“ Ruft er schliesslich theatralisch. Mit wutverzerrtem, roten Gesicht funkelt Patrik <text:s/>Johanna an. Johanna steht bleich und mit hängenden Schultern, die vielen Wiederholungen, haben den kargen Rest der Stimme verbraucht, es flüstert aus ihr heraus. Patrik springt auf den Lehrer los. „Ich kann so nicht spielen, mit der geht es nicht!“</text:p>
      <text:p text:style-name="P3">Es wird still. Johanna geht von der Bühne. Die Kehle ist zu trocken, sonst würde sie weinen, sie ist froh: kein Gefühl, keine Stimme, die Schnur erwürgt jede Regung. </text:p>
      <text:p text:style-name="P3">Sogar einige Mitschüler empören sich und stellen sich auf Johannas Seite. „Das kannst du nicht sagen.“ Johanna fährt heim. Langsam kehrt die Stimme flüsterig zurück. Der Lehrer ruft an. „Sie müssen bitte mitmachen. So darf es doch nicht gehen. Bitte kommen Sie.“ „Nein, ich kann nicht und ich will auch nicht mehr.“ Der Lehrer schweigt.</text:p>
      <text:p text:style-name="P4">An der letzten Aufführung nimmt Johanna nicht mehr Teil, auch nicht am Klassengeschehen. Im Unterricht rollt sie sich zusammen und hört halb träumend dem Lehrer zu. Sie saugt Wissen auf, kann die Ohren in diesem gedämpften Zustand, scharf stellen und jedes Wort speichern. </text:p>
      <text:p text:style-name="P2">Eckernförde 2006)</text:p>
      <text:p text:style-name="P2">Johanna entschloss sich in dieser Sache der normalen Handlungsweise eine Chance zu geben und hatte wider jeder Vernunft <text:s/>einen Termin beim Gynökologen vereinbart, vielleicht aus Vergesslichkeit der letzten alptraumhaften Begegnung mit einem Vertreter dieser Zunft. Sie hatte es vermieden, weil sie berechtigte Sorgen hatte, der Arzt könnte einen Knoten entdecken, was sie unter allen Umständen vermeiden wollte. In ernsthaften Situationen war sie bei ihrem Heilpraktiker sicher aufgehoben. Aber der Zeitpunkt schien günstig sich ihrer weiblichen Seite von dieser körperbetonten, wenig erfreulichen Art zu vergewissern, sagen wir, zum TÜV zu gehen. Sie fuhr mit ihrem 13 jährigen Sohn im Gepäck ins Nachbarstädtchen, wo, sowohl Gynökologe als auch die Stadtbücherei einen besseren Ruf haben.</text:p>
      <text:p text:style-name="P2">Sie betraten das Wartezimmer. Ihnen gegenüber sassen zwei gewichtige, in Polyester verpackte, junge Frauen. Sie giggelten und unterhielten sich mit anzüglichen Geschichten über ihre Männer. Eine, der beiden, mondgesichtig, kleinäugig mit hängendem über den BH quellendem Busen, lass eine Tageszeitung, nebenbei. Sie entdeckte einen Artikel über Pratt Bitt und seiner komplizierten Beziehung. „Guck dir das an.“</text:p>
      <text:p text:style-name="P2"><text:soft-page-break/>„Äih, die <text:s/>Frau hat Probleme, die ist so blöd.“</text:p>
      <text:p text:style-name="P2">„Bei mir hätte er es viel besser“ kichert die erste.</text:p>
      <text:p text:style-name="P2">„Ich würde den nicht mehr aus dem Bett lassen...“</text:p>
      <text:p text:style-name="P2">Sie giggelten wieder und vergingen sich am Alltäglichen, während Johanna, die sich vor ihrem Sohn schämte, bemühte den Kurzschluss ihrer Phantasie Herr zu werden und sie daran zu hindern sich eine der beiden im Behandlungszimmer vorzustellen.</text:p>
      <text:p text:style-name="P2">Sie fühlte sich blass, als sie aufgerufen wurde. </text:p>
      <text:p text:style-name="P2">Sie betrat einen winzigen Raum in dem ein schmales hohes Regal, ein Fenster, ein Schreibtisch und zwei antike, grazile Stühle Platz gefunden hatten.</text:p>
      <text:p text:style-name="P2">Der Arzt kam herein, klein, drahtig, dichtes graues Haar, breite Lippen und hängende, müde Augenlieder mit ebensolchen Augen. Ein schmales, ausgemergeltes und angestrengtes Gesicht, der Hals endete in einem weissen Hemd, dessen Kragen sich im Begriff der Auflösung befand.</text:p>
      <text:p text:style-name="P2">Johanna schilderte ihr Problem, Menstruationsbeschwerden und Migräneattacken, eine Gebärmutter, die jeden Monat entschlossen schien alles Überflüssige innerhalb weniger Stunden hinaus zu katapultieren. Eine effektive, aber schmerzhafte Methode.</text:p>
      <text:p text:style-name="P2">Nachdem der Arzt sich dies angehört hatte, nahm er einen kleinen, quadratischen Notizzettel und skizzierte eine Gebärmutter und Eileiter. „Es gibt eine ganz einfache Lösung“ verkündete er, wobei er die Gebärmutter mit zackigen, schnellen Strichen in ein Kästchen einschloss, ratsch, ratsch, ratsch, ratsch.</text:p>
      <text:p text:style-name="P2">Johanna beugte sich interessiert vor. „Das“, er zeigte auf das Kästchen mit der Gebärmutter „kommt weg. Alle Probleme gelöst! Keine Migräne mehr, keine Menstruationsschmerzen, keine Erschöpfung. Überlegen Sie es sich, Sie haben seit Jahren keinen Partner und in ihrem Alter (35) bekommen Sie eh keine Kinder mehr. Das ist bei Frauen so“, dozierte er weiter „sie sind nur begrenzt fruchtbar, bei Männern ist das anders, die sind bis ins hohe Alter zeugungsfähig.“</text:p>
      <text:p text:style-name="P2">Betäubt und sprachlos wurde Johanna in den nächsten Raum mit dem „Stuhl“ gebeten. Der Raum war gross und mit <text:s/>einer grossen Fensterfront. Der Stuhl in der Mitte. Hätte jemand die Jalousien aufgezogen, hätten die Nachbarn tiefe Einblicke in Vaginen aller Art gehabt.</text:p>
      <text:p text:style-name="P2">„Machen Sie sich bitte untenherum frei, dort hinter dem Vorhang.“ Mit zittrigen Knien zog Johanna die Hose aus, welche Absurdität, dachte sie, hinter dem Vorhang die Kleider abzulegen, wenn der Arzt gleich die intimsten Stellen untersucht. Aber ein Teil ihrer Seele hatte sie aus sich heraus geschickt, den, den sie sich unbefleckt und ohne Schrammen erhalten wollte.</text:p>
      <text:p text:style-name="P2">Die Untersuchung war präzise, griffig, routiniert, was ihr den Schrecken hätte nehmen können, aber die Scham über die Worte vorher, das Gefühl, dem Arzt eine weitere nutzlose Gebärmutter zur vergeblichen Behandlung zuzumuten, liessen Johanna den Arzt als kalt, die wenigen Worte als <text:soft-page-break/>gelangweilt empfinden.</text:p>
      <text:p text:style-name="P2">Mit nackter Scham wird sie in das Ultraschallzimmer gebeten, ein weiteren Teil ihres Inneren fühlt sie davonschweben, während sie barfuss über das Lenolium geht <text:s/>und die Luft an ihrem Gesäss fühlt.</text:p>
      <text:p text:style-name="P2">Alles war in Ordnung, allerdings schien es Johanna, sie höre einen leisen Vorwurf in der Stimme des Arztes, weil die Gebärmutter klein und am rechten Platz sei, kein Grund für Beschwerden.</text:p>
      <text:p text:style-name="P2">„Jetzt können Sie sich unten anlegen und oben bitte frei machen.“ Johanna verschwand erneut hinter dem Vorhang und fragte sich, ob sie die einzige wäre, die sich bei diesem Prozedere schämte. Aber, dachte sie, gleich ist es vorbei. </text:p>
      <text:p text:style-name="P2">Sie steht vor dem Arzt, er tastet die Brüste ab, als sei sie garnicht an ihnen dran. Er muss es so machen, denkt Johanna, wie soll er sonst Tag für Tag die Vaginen und Brüste, all die Frauen überstehen? Wie kann ein Mann das überstehen und abends seine Frau umarmen?</text:p>
      <text:p text:style-name="P2">„Was ist das?“ Johanna reisst sich aus ihren Gedanken „Was?“ „Das!“ Der Arzt drückt auf eine bekannte Stelle genau über dem Herz. Nein, denkt Johanna, nein, nicht schon wieder und vor allem nicht hier! „Äh, ich neige zu unreiner Haut, ein Pickel?“ Versucht es Johanna. „Nein! Das sollte da nicht sein. Das sollte da nicht sein! Ist das schon lange da?“ Die Stimme des Arztes wird schneiden und er scheint unruhig. „Ich weiss nicht.“ „Das muss schnellstens untersucht werden. Eine Mamografie muss gemacht werden, eine Mamografie. Sie können sich wieder anziehen, Sie kriegen einen Termin dafür an der Rezeption. Auf Wiedersehen!“</text:p>
      <text:p text:style-name="P2">Mamografie, denkt Johanna, das will ich nicht. Ich weiss von Martin, dem <text:s/>Heilpraktiker: Don`t touch, so much. Ich lasse mir den Knoten nicht in einer Apperatur zerquetschen und verteilen. Herausschneiden oder sanft Handauflegen und durchlichten, niemals quetschen und stark drücken...</text:p>
      <text:p text:style-name="P2">Johanna steht mit ihrem Sohn an der Rezeption. Warum habe ich nicht vorher selbst abgetastet, fragt sie sich, ...deshalb -der Schmerz in der linken Armbeuge und in der Schulter, den sie ignoriert hat, weil sie soviel für ihre Ausbildung zur Erzieherin lernen muss... Schmerzen,... das ist neu, die letzten beiden male hat es nicht weh getan,...ruhig, ich muss an meinen Sohn denken, der neben mir steht und sich auf die Bücherei und einen Ausflug freut.</text:p>
      <text:p text:style-name="P2">„Frau M. Ich konnte tatsächlich für übermorgen einen Termin für Sie bekommen, so ein Glück, normalerweise dauert es sechs Monate bis man einen bekommt. Natürlich mit Wartezeit. In Kiel. Hier Ihre Überweisung und dann melden sie sich wieder für einen weiteren Termin bei uns. Schönen Tag.“</text:p>
      <text:p text:style-name="P2">Sie gehen. Johanna ist ausser sich, mehr wegen dem Termin von dem sie weiss, dass sie ihn nicht will und weiss, dass sie entscheiden muss, ob sie neben all den anderen Dingen, Kraft hat nein zu sagen... Warum habe ich nicht selbst nachgesehen...</text:p>
      <text:p text:style-name="P2"><text:soft-page-break/>Was macht wohl eine, die sich mit dem nicht auskennt, denkt Johanna, wie würde ich mich fühlen, wenn ich meinen Heilpraktiker nicht hätte und nie einen Knoten gehabt hätte... Wie würde ich mich nach diesem Arztbesuch fühlen, wenn ich nicht woanders Hilfe bekäme?</text:p>
      <text:p text:style-name="P2">Auf dem Parkplatz fährt sie in die falsche Richtung los und streift fast einen Passanten.</text:p>
      <text:p text:style-name="P2">Johanna ist froh, obwohl es für alle oft nicht einfach ist, wohnt sie mit ihren Eltern und dem Bruder in einem Haus. Jeder in seiner Etage, aber zusammen unter einem Dach.</text:p>
      <text:p text:style-name="P2">Die Mutter ist schockiert, als Johanna den Arztbesuch schildert, denn sie hat den Arzt empfohlen. „Du musst nicht nach Kiel, wenn du das nicht möchtest,“ sagt sie. Die Eltern wissen von den Knoten und vom Heilwerden, sie wissen, dass der Termin Johanna nicht hilft gesund zu werden.</text:p>
      <text:p text:style-name="P2">„Guten Tag, ich bin Frau M., für mich wurde ein Termin vereinbart, übermorgen zur Mamografie, den möchte ich absagen.“ „Sie wissen aber schon, dass Sie dann frühestens in einem halben Jahr wieder einen Termin bekommen können?“ sagt die Sprechstundenhilfe in Kiel empört. „Ja, das weiss ich.“ Johanna ist erleichtert, obwohl sie die Drohung in der Stimme der Arzthelferin gehört hat... Frau Schmitt, die Sprechstundenhilfe des Gynokolgen ruft an, will wissen, warum Johanna den Termin, den sie erkämpft hat, abgesagt hat. Ich möchte nicht, sagt Johanna, sie weiss keine bessere Antwort, die Frau Schmitt verstehen könnte.</text:p>
      <text:p text:style-name="P2">Schnell einen Termin bei Martin. Aber, er, der immer da ist und hilft, ist selbst krank. So krank, dass <text:s/>selbst er, nicht heilen kann. Der Schmerz in der linken Armbeuge hat zugenommen, ob durch den Stress, oder die Tatsache, dass Johanna eine Ahnung hat, wo er her kommt, weiss sie selbst nicht. Nur, dass sie schnell Hilfe braucht, sich selbst wieder wahrzunehmen, um heil zu werden. Brigitta, die Famillienstelltherapeutin! <text:s/>Sie macht am Samstag grosse Aufstellungen. Johanna hat an vielen solchen Aufstellungen mitgemacht und selbst aufgestellt, bisher, um Familienknoten zu entwirren. Glücklicherweise hat Brigitta noch einen freien Platz. <text:s/>Kann eine Aufstellung einen Knoten über dem Herzen lösen?</text:p>
      <text:p text:style-name="P2"/>
      <text:p text:style-name="P2">Aufstellung I (Borghorst, 2006)</text:p>
      <text:p text:style-name="P2">Vater und Mutter begleiten Johanna. Sie fahren durch die Felder zum Herrenhaus Burghorst. Die Hausherrin Cornelia ist eine Freundin von Brigitta und stellt ihren Jagtsaal zur Verfügung. Johanna hat jedes mal, wenn sie die Kiesauffahrt zum Herrenhaus hinauffährt das Gefühl in eine anderen Welt einzutauchen. Der Kies knirscht dort würdevoller unter den Füssen, die Eingangshalle ist geschmackvoll restauriert und im Winter knistert ein Feuer in den offenen Kaminen rechts und links vom Eingang. Diese sind nun aus. Moderne, warme Erdfarben dominieren durch die bauschigen, bodenlangen Vorhänge, die gewichtig, alten Matronen gleich in den Raum wallen, gehalten durch kräftige, goldige Kordelln mit grossen Troddeln daran. In der Mitte des Raumes gross und schwer <text:soft-page-break/>die Rettung, Erdung jedes Aufstellers, der reich gedeckte Buffettisch, zu dem jeder beisteuert.</text:p>
      <text:p text:style-name="P2">Der Jägersaal hat eine der seltenen, handbemalten Tapeten, die die Reisen und Wirrungen aus dem Leben eines antiken Helden zeigen. In einer Ecke reicht der Backsteinofen mit feinen Figuren bis unter die Decke und die Matronen bewachen auch hier die grossen Fenster und die Terrassentür, die in den Park führt. In der Mitte hängt von oben herab ein riesiger, glitzernder und regenbogenschimmernder Kronleuchter tief herab. Darunter ein wunderschönes Blumenbouquet, das Cornelia erst nach der Vorstellungsrunde auf eine der weissen Kommoden, rechts und links neben der Tür stellt. Weisse, mit besticktem Stoff bespannte altherrschaftliche Stühle, für jeden Besucher einer, stehen erwartungsvoll im Kreis um die Blumen.</text:p>
      <text:p text:style-name="P2">„Ich war am Dienstag beim Gynokologen und der hat einen Knoten in der Brust entdeckt auf der linken Seite“ erzählt Johanna, als sie an der Reihe ist. „Ich habe starke Schmerzen in der linken Armbeuge und Schulter und ich möchte den Knoten aufstellen um zu schauen, woher er kommt und wie er sich lösen kann.“ Brigitta sieht ernst und nachdenklich aus, eine grosse Verantwortung, wie tief und schnell kann eine Aufstellung bis in das Physische hinein wirken?</text:p>
      <text:p text:style-name="P2">„Stelle jemanden für dich auf und jemanden für den Knoten“, sagt sie.</text:p>
      <text:p text:style-name="P2">Bald kommen die Weiblichkeit, die Mutter und mehrere Generationen von Grossmüttern hinzu. Johanna schnürrt es im Hals, das Thema ist ihr allzu bekannt. Die Schnurr am Hals und der Stein auf dem Herzen...</text:p>
      <text:p text:style-name="P2">In der Reihe der Grossmütter entsteht Bewegung. Eine tritt hervor, es ist Johannas Ururgrossmutter. Sie hat als ihre Stellvertreterin eine grosse, schlanke, feinzurecht gemachte Frau gewählt, mit rot gefärbten Haaren. Sie hat eine unbändige Wut in sich, Wut über den Mann, den Matrosen, den sie liebte, der sich inniglich mit ihr verbunden hatte und sie dann mit ihrer Tochter, Johannas Urgrossmutter zurücklies. Obwohl sie ihren Weg machte, ihr kleines Mädchen bei den Eltern abgab, die eine Wirtschaft hatten, trug sie weiterhin den Schmerz der Verlassenen mit sich. Verschnürrt und verpackt und fortgetragen durch Tochter, Tochterstochter, Tochterstochterstocher bis hinein in Johannas <text:s/>Herz. Und diese hatte eigene Gründe sich diesen Stein auf zu erlegen und ihn zu tragen. Johanna betrat selbst den Schauplatz und stand ihrem Ururgrossvater, dem Matrosen gegenüber. Sie fand ein liebendes, trauriges Augenpaar und ein warmes Lächeln, Hände, die die ihren stark und sicher hielten, ein Herz, das die Ururenkelin schützend einhüllte. Die sanfte, behutsame Geborgenheit durfte langsam Johannas Misstrauen lösen und den Zorn in Trauer verwandeln. Sie weinte, gehalten von den Grossvaterhänden. Das Bild des bösen Matrosen, des verantwortungslosen Mannes verblaste und zeigte ein weiteres, durch die Wirrungen des Lebens verletztes Herz. Mit der Anteilnahme des Ururgrossvaters genährt, führte die Ururgrossmutter Johanna zu ihrer Weiblichkeit, sie, Johanna hatte eine kleine, ältere Frau gewählt, die als Reikimeisterin arbeitete, <text:soft-page-break/>sah ernst und streng auf sie. Ein kritischer Blick, dem Johanna mit Mühe stand hielt. „Nehme dich als das, was du bist“, sagte die Weiblichkeit „Nehme dich als Frau! Übe und begreife das, ohne mich kommst du nicht mehr weit!“ Es dauert lange, bis Johanna sich aus dem Blick gelöst und die Worte bis in ihr Inners aufgenommen hat. Sie steht am Rand eines Abgrundes und es hat sich ein weiterer aufgetan, wie kann ich weiblich, Frau werden, fragte sie sich, bin ich nicht Frau? Sie kennt die Antwort...</text:p>
      <text:p text:style-name="P2">In der Abschlussrunde horcht Johanna in sich hinein und merkt, der Schmerz, der sich vor der Aufstellung gesteigert hatte, ist verschwunden.</text:p>
      <text:p text:style-name="P2">Hausaufgabe: Schminken. Jedenfalls Kajalstriche. Wie weit, überlegt Johanna, hängt Weiblichsein vom Benehmen, Verhalten ab? Wie kommt es, dass sie, obwohl mit einem Frauenkörper, weiblicher DNA versehen, einem weiblichen Gehirn, lernen muss eine Frau zu sein? Warum, fühle sie sich von weiblichen Verhalten abgestossen, dass andere Frauen mühelos beherrschen, ohne darüber nach zu denken?</text:p>
      <text:p text:style-name="P2">Sie ist verwirrt und unsicher, aber entschlossen sich zu beobachten und zu ändern, was in ihrer Macht steht. Kajalstrich, es geht; Schmuck, schwierig, schöner Schmuck ist teuer und er stört im Alltag. Eine „echte“ Frau würde ihre grauen Strähnen übertönen, aber auf die ist Johanna stolz, sie empfindet sie als Zeichen ihrer gewonnenen „Weiss-heit“. BH, ungemüdlich, einengend und, denkt Johanna, es <text:s/>fehlt ihr an Füllmaterial, denn ihre Brüste sind klein und auch nach der Stillzeit fest und an richtigen Platz. Wie halten Frauen es aus, ihre Brüste aufgerichtet, wie auf einem Silbertablett anmutig vor sich her zu tragen, diesen empfindlichen und erotischen Körperteil, und dabei das Gefühl zu vermitteln, sie hätten keine Ahnung, was sich unter ihrem Kinn befindet?</text:p>
      <text:p text:style-name="P2">Johanna pflegt ihre Brüste, hüllt sie in innerlich in Licht und legt wieder und wieder leicht ihre Hand auf den „Stein“ des Herzen. Es gilt eine weitere Aufgabe zu meistern, in drei Wochen muss sie ihre schriftlichen Prüfungen zur staatlich anerkannten Erzieherin bestehen. <text:s/>Lernen, lernen und abends, während sie ihrem Putzjob in der Tierarztpraxis nach geht, alles im Kopf wiederholen, bis sie alles behält.</text:p>
      <text:p text:style-name="P2">Johanna lernte gerne und schnell, es lenkt ab und sie weiss, dass sie ihre wahre Prüfung nicht in der Fachschule bestehen muss. Das schlimmste für sie, sind die alltäglichen Schulbesuche. Sie redet mit keinem über den Knoten, sie will keine Menschen um sich, die ihr entweder nicht glauben, oder sie beerdigen wollen. Die Aufregung der Schulkameraden, ob sie den jenes Fitzelchen gelernt hätten, oder welches Thema drankäme, gehen ihr auf die Nerven. </text:p>
      <text:p text:style-name="P2">Der Knoten stellte ihr andere Fragen: Was machte sie aus ihrem Leben und wollte sie leben? Wie ehrlich und liebevoll geht sie mit sich um? Welche Steine auf dem Herzen wollten angeschaut und in Würde abgelegt werden? Lebt sie, oder wurde sie gelebt?</text:p>
      <text:p text:style-name="P2"><text:soft-page-break/>So fielen die Prüfungsfragen ihr nicht auf. Aber es fehlte ihr an Zeit, Zeit für die Beantwortung der Lebensfragen und der Knoten blieb. War es ein schlechter Tag, anstrengend, ärgerlich und hektisch, wurde der Knoten hart wie eine Murmel, verursachte den Schmerz in der Armbeuge und Johanna war schneller als sonst erschöpft und müde. An guten Tagen, fröhlichen, gemütlichen und gefühlvollen Tagen verschwand der Schmerz und der Knoten fühlte sich wie ein Schwämmchen an. Johanna gelang es diesmal nicht den Knoten, wie zuvor, „wegzulichteln“, aber die Beobachtung, wie veränderlich der Knoten auf ihre Gedanken und intensiver auf ihre Gefühle reagierte.</text:p>
      <text:p text:style-name="P2"/>
      <text:p text:style-name="P2">Cosimo (Florenz ca. 1400, Eckernförde, 2007)</text:p>
      <text:p text:style-name="P2">Es ist spät am Abend. Johanna hat sich eine Videokasette mit einer Dokumentation angemacht, die „Medici“. Wie Blasen steigt eine tiefe Erinnerung an die Namen in ihrem Inneren auf, sie platzen an ihren Ohren und orchestergleich webt sich eine lauter werdende Musik: Firenze, ...Cosimo, Pater Patriae, Fra Angelico, ...Giovanni de Medici, Lorenzo, der Prächtige,...Michelangelo, ... Brunelleschi, Bruno Brunelleschi, Santa Maria del Fiore,...Cosimo, Cosimo, Firenze...</text:p>
      <text:p text:style-name="P2">Die Bilder der Stadt, nachgespielte Szenen aus dem Florenz der Renaissance, aus dem Leben und Wirken der Medici lösen einen Blitzschlag des Wiedererkennens aus. Bis zur Ermordung von Giovanni de Medici und der Verbrennung des Mönches Savonarola, die weitere Geschichte nimmt Johanna nicht gefangen. Sie spult wieder zurück und versucht zu ergründen, was in ihr passiert. Es ist der Dom, Santa Maria del Fiore, sie ist begeistert, spürt Herzklopfen der Aufregung von der Dachkonstruktion Brunelleschis und gleichzeitig bemächtig sich ihrer ein namenloses Entsetzten. Ein Schmerz, wie durch dumpfe Schläge geführt, durchzuckt ihren Rücken, treffen zwischen die Schulterblätter. Sie fällt, der Körper prallt wieder und wieder auf und Stück um Stück zerschellt die Wirbelsäule. Aufschlag. Blut. Ein Schrei den eine Frau in tiefster Not ausstösst... Johanna sitzt die Nacht vor dem Fernseher, je tiefer die Bilder in sie eindringen, umso mehr steigt <text:s/>eine wilde Kraft in ihr auf. Während Johanna den alltäglichen Dingen nachgeht, klingen die Namen und Bilder weiter, dringen in jede Zelle und füllen diese mit dieser neuen Kraft. Bilder, Szenen, die nicht aus dem Film sind, blitzen auf, klare und unscharfe...</text:p>
      <text:p text:style-name="P2">Eines Tages dann, ein Augenpaar. Augen, durchtränkt mit Trauer, Wut, Fassungslosigkeit. Zerbrochene Augen, die verstehen und lieben und geliebt sein wollen. Sie treffen Johanna tief ins Herz. Um diese Augen bildet sich langsam ein Gesicht, Tag um Tag dauert es bis sich Detail um Detail fügt.</text:p>
      <text:p text:style-name="P2">Wer bist du?</text:p>
      <text:p text:style-name="P2">Du bist vetraut, ja mehr, es ist ein Teil Johannas und doch eine andere Person...</text:p>
      <text:p text:style-name="P2">Wer bist du?</text:p>
      <text:p text:style-name="P2"><text:soft-page-break/>Dann steht sie da, vor Johanna, die Gestalt mit diesen Augen. </text:p>
      <text:p text:style-name="P2">Eine Frau, in Florenz in der Zeit der aufstrebenden Medici, wunderschön, schlank, zart, mit langem, dunkelbraunen Locken, die ihr schmales, sanftes, fest geschnittenes Gesicht umrahmen, beherrscht von den Augen, durch die Johanna sich selbst erkannte und die nicht ihre eigenen waren. Wenn immer sie die Augen vor sich sah, fühlte sie, wie sich ihre breite Brust vor Stolz schwellte und sich etwas zwischen ihren Beinen regte, was sie als Frau garnicht hatte! </text:p>
      <text:p text:style-name="P2">Schneller kamen die Bilder, gefolgt von Geräuschen, Gerüchen, Berührungen, Emotionen getragen von der Melodie der Namen: Firenze, Cosimo, Medici,...</text:p>
      <text:p text:style-name="P2">Johannas Eltern fahren einige Tage mit dem Sohn in Urlaub. Johannas Chance sich ganz in diese Welt zu begeben. Sie beginnt damit, sich die Dokumentation noch einmal anzusehen, notiert dabei Namen, Orte, Jahreszahlen, die sie berühren.</text:p>
      <text:p text:style-name="P2">Weitere Bilder wachsen: Künstlerwerkstätten, Farben, Johanna wird ergriffen von den Ideen der Renaissance, ein neues Bild des Menschen schaffen, Suche <text:s/>nach Erkenntnis, der neue Mensch in der Kunst, die neue Perspektive, den Raum neu ergreifen..., Brunelleschi, Meister der Architektur, der Kuppel hoch über der Stadt, wagemutiger Erschaffer und Vollender eines Himmelgewölbes unter dem Himmel. Dazwischen, die Augen...</text:p>
      <text:p text:style-name="P2">Wann immer sie in diese Augen blickt, wird Johanna zu einem Mann.</text:p>
      <text:p text:style-name="P2">Sie spürt ihre Muskeln anschwellen, die Brust leicht gewölbt und breit, die Hüften werden schmaler. Sie fühlt die jugendliche, geballte Männlichkeit zwischen ihren Beinen, die ihr nicht ganz gehorchen will und sie vorantreibt. Eine unglaubliche Kraft ausgehend von den Lenden durchpulst sie, sie fühlt sich einem Gott gleich: Die Welt gehört mir und diese Augen und der Leib des Weibes auch! Sie ist der Triumph des Johanna-Mannes, durch sie beflügelt, kann er alles erreichen, durch dieses Wesen, dass ihn, den Johanna-Mann, unbeholfen und hilflos macht, weil es sein Herz mit seinem Herzen berührt hat. Sie mahnt, die Schöne, die Sanfte, sie mahnt den Mann zur Vernunft, zur Vorsicht und erliegt schliesslich ihrer gemeinsamen Lust.</text:p>
      <text:p text:style-name="P2">An diesem Punkt, an den Johanna viele male herankommt, immer begleitet mit all den heftigen Emotionen, die Verliebstsein und Mannsein mit sich bringen, kommt der rasende Schmerz, sie fühlt sich fallen und hört wie krachend die Wirbelsäule durch mehrmaliges Aufprallen zerbricht. Schwebt <text:s/>über dem zerschmetterten Körper, der erst begonnen hatte göttlich geliebt und gelebt zu werden. Blut strömt heraus auf das Kopfsteinplaster, der Schrei der Frau, wieder, wieder und wieder.</text:p>
      <text:p text:style-name="P2">Je intensiver Johanna all dies wiederlebt, umso klarer werden die <text:s/>Augen, sie verändern sich -plötzlich, erscheinen sie neu vertraut. Diese Augen, die sie jetzt sieht, die den gleichen schmerzvollen Ausdruck in sich tragen, sind die Augen von Thomas!</text:p>
      <text:p text:style-name="P2">Versteinert sitzt Johanna da und ein riesiges Panorama, beide Leben gleichzeitig laufen an ihrem <text:soft-page-break/>inneren Auge vorbei. Thomas! Ihr Herz öffnet sich und nimmt all die Verwirrungen, Verkettungen, dieser beiden Seelen, die Weisheit und das Verstehen dahinter in aller Liebe <text:s/>wahr und auf.</text:p>
      <text:p text:style-name="P2">Thomas, der schöne, stolze, tragische und arrogante, junge Mann, der sie nicht wollte und sie doch nicht loslassen konnte. Thomas, der in diesem Leben kein Wort mit ihr wechseln will. Thomas Augen blickten auf sie aus einer anderen Zeit, einer anderen Welt, aus einem anderen Leben.</text:p>
      <text:p text:style-name="P2">Und -sie hatte ihn gehabt! Als Weib!</text:p>
      <text:p text:style-name="P2">Thomas war ihre Geliebte aus einem anderen Leben, Johanna konnte es kaum fassen, wir hatten Sex miteinander!</text:p>
      <text:p text:style-name="P2">Aber dieser Schmerz, den sie selbst in dieser Zeit gespürt hatte...</text:p>
      <text:p text:style-name="P2">Eine weitere Erinnerung steigt auf, ganz blass, denn die Seele von damals war wieder auf dem Weg, war gestorben..., die Thomas-Frau, die schreit und weint, sie ist schwanger!</text:p>
      <text:p text:style-name="P2">Johanna kann das weitere Leben der Thomas-Frau nicht wirklich sehen, aber sie nimmt unendlich grossen Schmerz wahr und die Sorge um dieses Kind. Dieses unehelich Kind, das die Thomas-Frau im 14. Jahrhundert durchbringen will und muss.</text:p>
      <text:p text:style-name="P2">Schau, Thomas, denkt Johanna, heute bin ich die Frau und habe ein Kind, das ich alleine unter schweren Bedingungen erziehen und gross bekommen will und <text:s/>muss. Ein Kind, dass sie liebt und das alles kostet, was sie am Leben hält, ihre Kreativität. Der Kreis schliesst sich.</text:p>
      <text:p text:style-name="P2">Zerrissen ist sie vor Staunen, Entsetzen, Parallelen, die das Platau der Karmaschau gestattet zu betrachten.</text:p>
      <text:p text:style-name="P2">Johanna ist tief in das Leben des Johanna-Mannes gerutscht, sie fühlt die Haut der Thomas-Frau, berührt ihre Brüste, erfüllt sie und sich mit der Wonne, die ihr Penis ihnen bereitet.</text:p>
      <text:p text:style-name="P2">Öffnet Johanna die Augen, befindet sie sich in ihrem Frauenkörper, der all dies nicht begreift. Immer wieder berührt sie ihren Frauenkörper mit den Händen des Mannes, der sie vor 600 Jahren gewesen ist. Als Johanna in ihrer Jugend so heftig in Thomas verliebt war, hatte sie sich nie erotische Gedanken, Träumereien gestattet. Die Angst war zu gross, den Schmerz, sollten die Träume unerfüllt bleiben, nicht ertragen zu können. Dabei brachte sie allein die Vorstellung eines zarten Kusses an den Rand der Ekstase, allein durch die Intensität mit der es ihr gelang Thomas Körper zu spüren, sogar zu riechen, obwohl er nicht da war.</text:p>
      <text:p text:style-name="P2">Jetzt lies Johanna ihrer Phantasie und dem Gefühl freien Lauf und wieder fühlte sie den Geliebten, roch ihn, sowohl in seiner weiblichen, als auch in seiner männlichen Form als läge er physisch neben ihr.</text:p>
      <text:p text:style-name="P2">Als die Urlaubswoche vorrüber ist, eine Woche, Tage sich wiederholender, tiefer, erotischer Emotion und Berührungen, ist der Knoten verschwunden, verbrannt...</text:p>
      <text:p text:style-name="P2"/>
      <text:p text:style-name="P2"><text:soft-page-break/>Forschung (Eckernförde 2007)</text:p>
      <text:p text:style-name="P2">Wie soll ich all das begreifen, denkt Johanna.</text:p>
      <text:p text:style-name="P2">Im Internet sucht sie wie wild nach Büchern über Florenz, die Medici und ihre Zeit. Und sie beginnt die alten Tagebücher zu lesen, all die Chinahefte, die sie damals mit Gedanken und ihren Gefühlen zu Thomas gefüllt hatte. Würden sich in ihnen Beweise finden, die bestätigen konnten, was sie in der letzten Zeit erlebt hatte? Wie könnten solche Beweise aussehen? Wenn Thomas ähnliches erleben würde, sich gleichermassen in der Zeit zurückbewegen könnte und es dann über sich bringen könnte mit ihr zu reden, dachte sie, wäre es einfacher. Sie war nicht sicher, welche der beiden Ideen obskurer war, die, das Thomas seine vergangenen Leben sehen könnte, oder die, das er mit ihr reden würde...</text:p>
      <text:p text:style-name="P2">Ist es nötig Beweise zu finden, überlegt sie. Für mich, dachte sie, schliesslich frage ich mich seit 21 Jahren, ob ich verrückt bin, weil ich fühle, dass ich Thomas alles andere als gleichgültig bin, obwohl er es behauptet. Hätte sie die Antwort, wieso sie diesem Menschen so eng verbunden war früher gewusst, wäre ihr Leben nicht anders verlaufen? Die Unsicherheit ihren eigenen Gefühlen gegenüber, hatte sie immer zweifeln lassen, sie daran gehindert sich auf sich selbst zu verlassen, sich selbst zu trauen...</text:p>
      <text:p text:style-name="P2">Jetzt, wo sie wusste wonach sie Ausschau halten wollte, fand sie Indizien, die ihr bestätigten, dass sie damals vieles erahnen, aber nicht verstehen konnte, was zwischen ihr und Thomas passierte...</text:p>
      <text:p text:style-name="P2">Und, da sie wusste, dass das tiefe, innige Gefühl zu Thomas seine Berechtigung hatte, erlaubte sie sich den einen oder anderen Tagtraum, wobei sie jedesmal erschreckt war über das körperlich- fühlbare Band, das sie beide selbst nach dieser langen Zeit verband. Sie hatte Thomas seit 15 Jahren nicht gesehen und doch nahm sie seinen Geruch wahr, als stünde er vor ihr...</text:p>
      <text:p text:style-name="P2"/>
      <text:p text:style-name="P2">Aus den Büchern (Rendsburg,)</text:p>
      <text:p text:style-name="P2"/>
      <text:p text:style-name="P2">Aufstellung II (Borghorst, 2007)</text:p>
      <text:p text:style-name="P2">Johanna, die monatlich in Borghorst zum Familienstellen geht, stellt ihre Stabilität im Leben auf. Sie fehlt ihr, sie bricht weg, so dass Johanna den Dingen mit offenem Herzen entgegenstürmt, um dann in Todesangst zu erstarren, sie nicht mehr Herr über die Lage ist und von kleinen und grossen Ereignissen, Menschen, kleinen und grossen aus der Bahn geworfen wird.</text:p>
      <text:p text:style-name="P2">Als Stellvertreter für sich selbst wählt Johanna Andreas aus. Er hat eine kräftige Gestalt und ein hitziges Temperament. Die Stabilität ist Christa. Andreas antwortet auf Brigittas Frage, wie er sich fühlt: „Ich fühle mich tierisch aggressiv, unruhig und misstrauisch, mein Rücken ist heiss, es kommt eine starke Hitze von hinten“. „Ich bin ganz klar und habe ein festes Ziel“ sagt die Stabilität, „ich <text:soft-page-break/>bin sehr stabil, aber ich fühle mich abgeschnitten, ich kann nicht an Johanna herankommen (wobei sie Andreas, Johannas Stellvertreter in der Aufstellung meint)“.</text:p>
      <text:p text:style-name="P2">Da Brigitta zusätzlich Rückführungstherapeutin ist und die Gruppe aus festen Mitgliedern besteht, die einander gut kennen, bittet sie Johanna ein vergangenes Leben aufzustellen. Ricka sagt „hei, der ist so wild, der Andreas“ und Johanna stellt sie für ein vergangenes Leben auf. Als sie Andreas-Johanna gegnübersteht hat Johanna das Gefühl die beiden begännen sich gleich zu prügeln. Sie wippen beide unruhig hin und her, Andreas-Johanna krempelt sich die Ärmel hoch, die er an seinem T-Shirt nicht hat. „Das ist ein Kampf auf Leben und Tod“ bemerkt das vergangene Leben und zieht sich schnell zur Terassentür zurück „ich habe Angst“ sagt es, „ganz heftige Angst“. Das vergangene Leben drückt sich an die Tür. „Stelle das Sterben in diesem Leben auf“ fordert Brigitta, Johanna stellte Sabine als Sterben in diesem vergangenen Leben auf. Das Sterben treibt die Andreas-Johanna ebenfalls zur Terassentür, wo sie eingekeilt von Sterben, Kommode und Tür bei dem vergangenen Leben stehen bleibt. Die Stabilität steht, seelenruhig mitten im Raum.</text:p>
      <text:p text:style-name="P2">Johanna selbst betritt die Aufstellung und steht ihrem Sterben im vergangenen Leben gegenüber und schaut ihm in die Augen, es lächelt. „Ich bin im Kampf gestorben“ sagt das vergangene Leben. Brigitta meinte zu Johanna: „Sag mal: unerwartet gestorben.“ „Nein“, sagt das vergangene Leben „ nicht unerwartet“. Johanna wird von einem Weinkrampf geschüttelt „ich habe nicht mit dir gerechnet“ sagt <text:s text:c="2"/>sie dem Sterben „nun habe ich Angst, wenn ich für etwas kämpfe, würde ich plötzlich sterben.“ Johanna sieht weiter in die Augen des Sterbens und weint, sie spürte wie dieses Sterben sie aus einer riesigen Kraft herausgeschleudert hatte und dass sie so viele Pläne gehabt hatte. „Ich hatte noch soviel vor, als du gekommen bist“ schluchzt sie. Dann kamen die Gefühle von Reue, Trauer, Ohnmacht und Versagen.</text:p>
      <text:p text:style-name="P2">„Ich, ich muss noch jemanden holen“ weint Johanna, Brigitta will wissen wen, aber Johanna möchte die Thomasgeschichte nicht erzählen, sagt nur, sie müsse sich bei jemandem entschuldigen. Sie wählt Cornelia, die Hausherrin und stellt sie, ohne das die anderen wissen, wer sie ist in die Aufstellung. Johanna steht nun dem vergangenen Ich Thomas gegenüber, der Thomasfrau. Ein neuer Weinkrampf schüttelt sie und sie kann das Gefühl von Verlust, Reue und Zuneigung fast nicht mehr ertragen.</text:p>
      <text:p text:style-name="P2">Die Thomasfrau sagt nichts. Ihr Gesicht ist angespannt und die Lippen fest zusammengekniffen. Sie wirkt verbittert und verzweifelt. Es ist der misstrauische, verbitterte Blick, den Johanna von Thomas kennt. Johanna merkt Panik aufsteigen „Sag` was, tu` was¨“ will sie rufen, aber sie traut sich nicht. Das Gesicht der Thomasfrau entspannt etwas, wird weicher und eine stumme Träne rollt über ihre Wange. Johanna reicht ihr die Hände, die sie ergreift. Johanna ist erleichtert, das rasende Schmerz des Verlustes bleibt. Johanna bittet die Thomasfrau um Verzeihung, weil sie sie allein gelassen <text:soft-page-break/>hatte. <text:s/>Das vergangene Leben sagt: „Ich sehe Cornelia in einem langen, altmodischen Kleid mit zwei Kindern, einem Jungen und einem Mädchen“. Da muss Johanna noch mehr weinen, zwei, denkt sie, ich habe sie mit zwei Kindern alleine gelassen...</text:p>
      <text:p text:style-name="P2">„Es ging um Geld“, sagt das Sterben „ es war völlig unwichtig, ein Spiel“...</text:p>
      <text:p text:style-name="P2">Plötzlich spürt Johanna zwei starke Hände auf ihren Schultern, die Stabilität! Sie stärkt ihr den Rücken und weint ebenso heftig wie sie. „Es tut mir so leid“ <text:s/>sagt Johanna der Thomasfrau, „ich habe dich alleine gelassen, ich habe dich vergessen, obwohl es garnicht wichtig war, wollte ich schnll an Geld kommen, damit wir es gut haben und das wichtigste, dich, habe ich dabei vergessen!“ Die Thomasfrau lächelt Johanna ganz leicht zu, sie sieht verschreckt und verwirrt aus. „Ich liebe dich“, sagt sie leise: „es war mein Weg, du musst dich nicht schuldig fühlen.“ Zum Schluss sagt Johanna der Thomasfrau, sie solle keine Angst mehr vor ihr haben, falls sie sich in diesem Leben nochmal begegneten. Jetzt sei sie ja die Frau und die Thomasfrau der Mann. „Vielleicht“ fügt Johanna hinzu „klappt es in einem nächsten Leben besser.“ </text:p>
      <text:p text:style-name="P2">Brigitta fragt die Stabilität, die mit geschwollenen, roten Augen noch immer hinter Johanna steht, wie sie sich fühlt. Die Stabilität schaut Johanna, die den Kopf über die Schulter wendet, an: „Komisch, fühlt es sich an, ganz ungewohnt, aber gut!“</text:p>
      <text:p text:style-name="P2">Andreas sagt, er fand seine Rolle als Johanna klasse, weil er sich so peppig und stark gefühlt hätte.</text:p>
      <text:p text:style-name="P2">Seltsam, dachte Johanna, als sie sich die nächsten Tage von der Aufstellung erholte, ich wusste ja, dass die Aufstellung dran war, aber das sie so schnell gekommen ist und bei einem Thema wie Stabilität... Es fühlte sich tatsächlich komisch an, aber gut!</text:p>
      <text:p text:style-name="P2"/>
      <text:p text:style-name="P2">Freude</text:p>
      <text:p text:style-name="P2">In einem Triumph- und Freudentaumel schwebte Johanna durch die Tage, er liebt sie! Liebte sie?Hatte sie geliebt! Das Band, das sie in an ihrem Körper und in ihrer Seele spürte, war echt! Und die Aussagen von Thomas, dass er nichts empfand und die nicht zu seinem Benehmen gepasst hatten, waren nicht wahr. </text:p>
      <text:p text:style-name="P2">Ihr Gefühl, dieses tieferforschte, in ewigen Stunden ergründete, blossgelegt und sezierte, gekaute, verdaute, herausgespuckt und wiedergekäute, zermahlene und neu gefundene, niederschmetternde, zersetzende, zerstörende, lichte, bis in die tiefsten Winkel erklingende, grosses Schweigen erschaffende Gefühl, das Jahrzehnte die bildende Kraft ihrerer Zellen und Emotionen war, dieses Gefühl war wahr.</text:p>
      <text:p text:style-name="P2">Johanna war froh, dass diese Offenbarung von selbst ans Licht gekommen war, sie selbst überrascht worden war in der Aufstellung, dass die anderen, die nichts von ihren vorherigen Erlebnissen wussten, diese erfühlt und bestätigt hatten.</text:p>
      <text:p text:style-name="P2"><text:soft-page-break/>Die Augen, trauernd und hilflos liebend, durchwandern wieder und wieder ihre Zellen und vibrieren an die Oberfläche.</text:p>
      <text:p text:style-name="P2">Es fällt Johanna schwer nicht am Bild des Sterbens, der Verzweiflung, des unfassbaren und plötzlichen Endes stehen zu bleiben, das den Zeigefinger erhob: Schuldig! Schuldig! Den grössten Schatz, das Herz, Frau und Kinder verloren, für nichts, für einen Moment aufgeplusterten Hahnenkammes und einen geschwollenen Hoden!</text:p>
      <text:p text:style-name="P2">Sie ist schuldig, war schuldig, hatte den liebenden Augen der ewig geschworenen Liebe <text:s/>Verzweiflung und Leid gebracht. Schuldig, schuld, ...bis in die Ewigkeit...</text:p>
      <text:p text:style-name="P2">Ewig, wenn sie die Jahrhunterte zählte, vorausgesetzt ihre Schau sei wahr: Florenz, die aufstrebenden Medici, dann währte die Ewigkeit bis jetzt 600 Jahre.</text:p>
      <text:p text:style-name="P2">Aber wie können wir Menschen, dachte sie, wie können wir lernen, wenn jeder Fehltritt bis in die Ewigkeit verdammt wird?</text:p>
      <text:p text:style-name="P2">Hatte sie nicht in ihrem Leben, einem Spiegel gleich, verloren, erlitten, erfahren, war an ähnlichen Stellen gebrochen wie die Thomasfrau?</text:p>
      <text:p text:style-name="P2">Sie hatte einen Mann genommen, der nicht sorgen konnte, früh starb, ihrer Seele Wunden hinterlies. Sie hatte ihr Kind hüten und schützen müssen, als Mensch alles beiseite legen müssen, was sie ausmachte. War Mutter gewesen, Frau, Eltern, hatte gesorgt, versorgt, war besorgt, allein sorgend. Sie hatte zuviel gesorgt und zuwenig gelebt, bis das Sorgen, die Sorgen sich bis in ihren Körper hinein gefressen hatten, sich Einsamkeit und Angst schwer auf ihr Herz, ihre Brust niedergelegt hatten.</text:p>
      <text:p text:style-name="P2">In diesem Leben, sprach Johanna zu der Thomasfrau, bin ich die Frau und du der Mann. In diesem Leben leide und lebe ich dich, bis mich das Leben lehrt, das Leiden lehrreich ist, aber nicht von Schuld losspricht.</text:p>
      <text:p text:style-name="P2">Schuld wird durch Vergebung gelöst. Und ihr wird bewusst, dass sie selbst es ist, die sich vergibt. Sie ist Menschenkörper und Seele. Die Seele belebt den Körper um des Lebens willen. Im Körper, durch <text:s/>die Verzögerung, Schwerfälligkeit, Handlungs- und Willensfreiheit allein, kann die Seele erfahren, sich erziehen und lieben in einer Intensität und Freiheit, die die Engel neidisch werden liesse, wenn sie die Freiheit hätten.</text:p>
      <text:p text:style-name="P2"/>
      <text:p text:style-name="P2">Träumereien</text:p>
      <text:p text:style-name="P2">Johanna träumt sich zu Thomas, wieviel mehr Freude hätte sie an der spannenden Geschichte, wenn sie diese mit Thomas teilen könnte.</text:p>
      <text:p text:style-name="P2">Was, wenn er sie zu einem Film machte! Was, wenn sie sich in Florenz auf der Kuppel von Santa Maria del Fiore träfen? Was, wenn sie gemeinsam in Florenz umhergingen und sich erinnerten? <text:soft-page-break/>Romeo und Julia würden staunen...</text:p>
      <text:p text:style-name="P2">Die Zerrissenheit zwischen all den Leben, dem, das sie träumt, dem, das sie lebt und dem als Mann, sie drohen Johanna zu spalten. Herausgerissen aus dem, was wirklich ist, was sie erlebt, erleben können will, sucht sie herauszufinden, was sie leben kann.</text:p>
      <text:p text:style-name="P2">Sie ist so schnell gereist in der Zeit, in der Erkenntnis, ihre Seele hält schwer Schritt und bockt. Wer das erlebt, dem reicht eine einsame Insel, denkt sie.</text:p>
      <text:p text:style-name="P2">Dabei wird sie gebraucht Drausen als Mutter, als Arbeiterin, als Tochter, Schwester.</text:p>
      <text:p text:style-name="P2">Lange übt Johanna nicht in den Bildern des Sterbens, die in der Aufstellung präsent wurden zu verharren, darüber hinaus weiterzugehen, zur Stabilität und dem überraschten, herauskatapultierten, leisen: „Ich liebe dich!“</text:p>
      <text:p text:style-name="P2">Es passiert viel in Johannas Durmherum, sie bereitet ihren Umzug vor, denn die Eltern mussten das gemeinsame Haus verkaufen, sie sucht Arbeit. Sie ist froh über die neuerworbene Stabilität, trotz der zeitlichen und räumlichen Verwirrung, die sie hat, kann sie die Gewissheit fühlen am Leben zu sein. Sie darf leben, ihre Zellen, Speicher der verlebten, erlebten und gestorbenen Zeiten, können den allgegenwärtigen, plötzlichen, nicht er-lebten und dadurch „überlebten“ Tod des alten Lebens begreifen, loslassen und sich entspannen.</text:p>
      <text:p text:style-name="P2">Johanna spürt, es geht weiter, unabhängig davon, ob sie lebt oder tot ist, ob sie sich in dieses Leben hineinbegibt oder Zuschauerin ist und es liegt an ihr, ob sie bereit ist die Speicherplatten der Vergangenheit zu löschen, ein neues Spiel zu spielen, oder das Alte in neuem Gewandt zu wiederholen.</text:p>
      <text:p text:style-name="P2"/>
      <text:p text:style-name="P2">Austellung III (Borghorst 2007)</text:p>
      <text:p text:style-name="P2">Es kommt der Dezember. Das goldene, spiralende Band, es sieht aus wie eine Nabelschnur, das Johanna aus dem Nabelcharka seit all den Jahren mit Thomas Nabelcharka verbindet und alle übrigen Leitungen blockiert, beginnt sie zu stören.</text:p>
      <text:p text:style-name="P2">Gleitet sie an dem Band entlang, gelangt sie in Thomas Inneres, eingesperrt. Sie fühlt sich weiterhin gefangen, ein Gefangener, der einen Tunnel, statt in die ersehnte Freiheit in die Nachbarzelle gegraben hat. Aber dennoch fürchtet sie sich das Band zu zerstören, denn dieses und die Zelle dahinter sind alles, was sie hat. Bekannt, erbarmungslos langweilig, aber vertraut und sicher, sicher, das hier ein Fünkchen Liebe ist. Ein Stück Gefühl, das keiner wegnehmen kann nicht einmal sein Besitzer Thomas, der es nicht begreift. </text:p>
      <text:p text:style-name="P2">Sie sitzt in Thomas geheimen Schatzkästchen in mitten eines goldenen, lichten Liebesschatzes und berieselt sich einsam und gelangweilt mit immer den gleichen Liebesstückchen, die Jahrhunderte alt sind. Sie sieht sich um nach der Tür ihres abenteuerlichen Gefängnisses.</text:p>
      <text:p text:style-name="P2"><text:soft-page-break/>Würde sie zurück können, wenn sie es verliese, würde sie zurück wollen?</text:p>
      <text:p text:style-name="P2">Johanna fährt nach Borghorst, sie hat keine Aufstellung geplant, keine neuen „Baustellen“ kurz vor Weihnachten, denkt sie. Aber im Laufe des Nachmittages wird sie unruhig, es packt sie Abenteuerlust, sie will aufstellen und einen Schritt aus ihrem Gefängnis ausbrechen, einen zukünftigen Partner, ihren Traumprinzen suchen.</text:p>
      <text:p text:style-name="P2">Das Herz klopft ihr bis zum Hals, was, wenn es keinen zukünftigen Partner in diesem Leben mehr gibt? Immerhin hat sie seid 12 Jahren keinen gefunden, nicht finden wollen.</text:p>
      <text:p text:style-name="P2">„Stell jemanden für dich auf und jemanden für deinen Traumprinzen,“ sagt Brigitta. Johanna bittet Gitte als Johanna zu stehen und wählt Anna für ihren Traumprinzen. Sie stellt die beiden nebeneinander hin und setzt sich mit wackeligen Knien auf ihren Stuhl.</text:p>
      <text:p text:style-name="P2">Johanna bricht der Schweiz aus, während ihr Traumprinz seelenruhig mitten im Raum stehen bleibt, flüchtet die Gitte-Johanna an die gegenüberliegende Wand und presst sich ängstlich dagegen. „Mir geht der Arsch auf Grundeis! Ich hab` so heftiges Herzklopfen“ stöhnt sie. „Sie passt farblich gut zur Tapette“, sagt der Anna-Traumprinz: „Ich kann sie kaum wahrnehmen.“ Dabei bleibt es. Die Gitte-Johanna steht an die Wand gepresst und starrt auf den Anna-Traumprinz, der entspannt und gemütlich da steht. „Aber ich bin ja auch ein Traumprinz,“ sagt er.</text:p>
      <text:p text:style-name="P2">„Nein, nein, kein Traumprinz!“ ruft Johanna von ihrem Stuhl, vom Träumen hat sie genug. Fieberhaft überlegt sie, wie sie aus dem Traumprinzen einen Mann machen kann. „Ich will meine ungeborenen Kinder aufstellen.“ „Ah,“ sagt Brigitta „du willst Kinder, und keinen Mann!“ Johanna stutzt, dann erklärt sie, dass sie seit Jahren das Gefühl hätte, von zwei Kinderseelen umschmetterling zu werden, die sie ab und zu fragten, wann sie denn geboren werden könnten. „Die Ungeborenen wissen ja manchmal mehr...“ meint Brigitta und Johanna stellt die Ungeborenen, Tochter und Sohn, auf. Tochter und Sohn sehen sich an: „Ach, du schon wieder!“ begrüssen sie sich fröhlich und stellen sich in einem Dreieck zu dem Anna-Mann auf, der kein Traumprinz mehr war. Alle drei schauen sie erwartungsvoll und freundlich auf die Gitte-Johanna, die angewurzelt an der <text:s/>Wand stehen bleibt.</text:p>
      <text:p text:style-name="P2">Johanna stellt auf Brigittas Geheiss Sabine für ihr eigenes Vorleben auf und Cornelia für das seine. Alle drei, Johanna-Vorleben und Mann-Vorleben stehen mit der Gitte-Johanna am Fenster. „Wer ist Mann und wer ist Frau?“ fragt Brigitta die Vorleben. „Ich bin Frau,“ sagt das Johanna-Vorleben. „Ich bin Mann,“ sagt das Mann-Vorleben. „Kann das sein, ich bin mir nicht sicher“, sagt die Gitte-Johanna und beäugt die beiden skeptisch. Sie fühlt sich zu dem Vorleben-Mann hingezogen. Der Anna-Mann und die Kinder rücken dichter an die Szene heran und beobachten, was Gitte-Johanna macht. Aber Gitte-Johanna fühlt sich als Mann und zu dem Vorleben-Mann hingezogen, statt zu dem Anna-Mann aus „Fleisch und Blut“. „Ich finde das ganz gut, dass wir die Aufstellung machen,“ <text:soft-page-break/>bemekt der Anna-Mann.</text:p>
      <text:p text:style-name="P2">Ricka kommt als „Ursache“ in die Aufstellung. Gitte-Johanna fühlt sich jetzt stärker und der Vorleben-Mann und die Vorleben-Frau halten sich im Arm. </text:p>
      <text:p text:style-name="P2">Dennoch geht es nicht weiter und Johanna bittet Brigitta als Thomas-Test hinzu zu kommen. Es gibt einen Aufruhr und alle Stellvertreter sind sich einig, das gehört nicht dazu und blockiert alles. Also, raus mit dem Thomas-Test.</text:p>
      <text:p text:style-name="P2">„Schau die Ursache an“, sagt Brigitta und holt Johanna selbst in die Aufstellung. Johanna schaut der Ursache, die abseits von den anderen am Ofen steht, in die Augen. „Als Frau habe ich schlimmes von Männern erfahren.“ Gibt ihr Brigitta als Versuchssatz. „Oh, ja!“, sagt die Ursache. Johanna fühlt nach, sie hat Schlimmes erfahren, aber da sie sich dessen bewusst ist, ist es nicht das, was bewirkt, dass sie den Anna-Mann nicht anzusehen wagt: „Es war so schön! Damals..., ich habe Angst, dass es nicht mehr so sein wird.“</text:p>
      <text:p text:style-name="P2">„Sieh` dich doch mal um,“ sagt Brigitta und lacht.</text:p>
      <text:p text:style-name="P2">Johanna dreht sich um und sieht, dass die Gitte-Johanna, flankiert von den beiden Kindern, vor dem Anna-Mann steht und sehr schüchtern ein Date mit ihm verabredet. „Du darfst mich mal anrufen“, sagt sie. Johanna schaut wieder auf die Ursache, sie könnte sie Stunden ergründen... </text:p>
      <text:p text:style-name="P2">„Tschüss!“ sagt sie knapp und geht zu der Gitte-Johanna, die ihr an Flirterfahrung mit dem Anna-Mann um fünf Minuten voraus ist.</text:p>
      <text:p text:style-name="P2">„Hast du gehört, anrufen! Du hast eine Einladung ausgesprochen!“ Sagt Brigitta und es wird gewitzelt Johanna sollte von nun an einen Zettel mit ihrer Telephonnummer parat halten.</text:p>
      <text:p text:style-name="P2">Johanna sieht den Anna-Mann an. Anna ist die Vertraute, die Stellvertreterin, bei der es immer gut wird. Die, die mit ihr auf einer Welle schwingt, in deren grau-blauen Augen sie wieder und wieder Hoffnung schöpfen konnte. Es ist gut, dass es ein Anna-Mann ist. Johanna ist recht wackelig, Gitte-Johanna macht reissende, kräftige Bewegungen vor ihrer Brust, um all den Granit, Basalt und die Steine von ihrem Herzen „frei zu schaufen“ wie sie sagt. Woher nimmt Gitte, die Johanna nicht kennt, das Bild mit den Steinen auf dem Herz?</text:p>
      <text:p text:style-name="P2">Mit leichtem Druck auf der Brust fährt Johanna nach Hause. Ihr ist mulmig, viele Fragen, die sie vor der Aufstellung nicht hatte, beschäftigen sie, der Mann wird wohl kaum vom Himmel fallen und sie um ihre Telephonnummer bitten...</text:p>
      <text:p text:style-name="P2">Sie schreibt einen Zettel mit ihrer Nummer und steckt ihn in ihr Portemonaie, bezieht eine dritte Bettdecke und ein drittes Kissen und achtet darauf beim Einschlafen Platz für eine weitere Person zu lassen. Was, was hat es zu bedeuten, dass der alte, kastrierte Kater plötzlich in ihrer romantisch dekorierten Partnerschaftsecke schläft und schnurrt? Katzen Feng Chui?!</text:p>
      <text:p text:style-name="P2">Johanna kommt sich blöde vor, wie ein Teenager, einbischen wie eine angepriesene Ware, komm <text:soft-page-break/>her, du Mann, hier bin ich... Es fällt ihr schwer sich einzugestehen, dass sie einem Mann gefallen möchte, geliebt und verhätschelt werden; sie, die bisher alleine alles gemeistert hat, sie, die sich mit eigener Hand an den Haaren aus dem Sumpf zieht, wenn es nötig ist, sie, die sich daran erinnert wie es sein kann selbst Mann zu sein...</text:p>
      <text:p text:style-name="P2"/>
      <text:p text:style-name="P2">Aufstellung III (Borghorst 2008)</text:p>
      <text:p text:style-name="P2">Johanna will Thomas aufstellen, sie kann sich nicht aus den Verschlingungen befreien, träumt...</text:p>
      <text:p text:style-name="P2">Brigitta bittet sie, jemanden für sich auf zustellen, jemanden für die Schande, denn Johanna benutzte, ohne es zu bemerken, dieses Wort mehrmal als sie den Grund ihrer Aufstellung nennt.</text:p>
      <text:p text:style-name="P2">Johanna hat das erste mal Mühe für sich einen Stellvertreter zu finden. Sie entscheidet sich für Lina. Sie stellt die Lina-Johanna auf und die Schande. Die Schande stellt sich an die Wand am Ofen. Die Lina-Johanna steht mitten im Raum und sagt sie befindet sich auf einer Wiese.</text:p>
      <text:p text:style-name="P2">Thomas soll dazu kommen und wieder kann sich Johanna schwer entscheiden, sie wählt Sabine.</text:p>
      <text:p text:style-name="P2">Die Lina-Johanna und der Sabine-Thomas fassen sich an den Händen. „Das Leben ist schön,“ sagt die Lina-Johanna und schwärmt weiter von der guten Welt. Brigitta fragt den Sabine-Thomas, wie er sich fühlt, ob es für ihn schön wäre. Er habe ein positives Gefühl, erklärt er, aber ganz glücklich sei er nicht. </text:p>
      <text:p text:style-name="P2">Johanna stellt die Last auf, Moritz, den einzigen Mann. Obwohl Johanna die Last hinter Sabine-Thomas gestellt hat, stellt sie sich sofort vor ihn und schirmt ihn ab. Lina-Johanna flüchtet in Ecke zum Fenster, weint und dreht sich weg.</text:p>
      <text:p text:style-name="P2">Sabine-Thomas ist gefangen von der Last. „Ich bin eine kirchliche Institution, eine grosse instrumentelle Macht,“ sagt die Last, die hoch aufragend und drohend Sabine-Thomas mit ihrem breiten Rücken verdeckt. Johanna bemerkt, dass Thomas Vater Pastor ist. Die Last lacht verächtlich und sagt: „ Ich bin doch kein Dorfpfarrer, ich bin eher der Papst persönlich“.</text:p>
      <text:p text:style-name="P2">Johanna wünscht sich die Weiblichkeit dazu und stellt Anna als Weiblichkeit auf.</text:p>
      <text:p text:style-name="P2">Johanna stellt die Weiblichkeit vor die Last, die versucht sie zu vertreiben, auf Abstand zu halten. Die Weiblichkeit ist kokett und lässt sich von der kirchlichen Last nicht davon jagen.</text:p>
      <text:p text:style-name="P2">Sabine-Thomas sieht hinter dem Rücken der Last interessiert auf die Weiblichkeit. „ Die Last, oder Institution glüht, brennt richtig“, stellt er fest.</text:p>
      <text:p text:style-name="P2">Plötzlich passiert etwas unfassbares, Lina-Johanna schiesst aus ihrer Ecke hervor, stürzt sich auf die Schande und zerrt sie ruppig am Arm zur Last mitten im Raum. Alle sind erschrocken, denn es gehört zu den Regeln des Stellens, dass niemand angegriffen wird, das die Gefühle ausgesprochen werden. Die Schande läuft tief erschrocken auf ihren Platz am Ofen zurück. „Da gehörst du hin!“ schreit die Lina-Johanna wütend.</text:p>
      <text:p text:style-name="P2"><text:soft-page-break/>Brigitta greift ein und sorgt für Ruhe, sie sagt die Lina-Johanna, solle die Schande bitten, ob sie ihren Platz wechseln möchte. Aber es hilft nichts, die Schande kann den Platz dort nicht annehemen. </text:p>
      <text:p text:style-name="P2">Die Schande verwandelt sich in ein Kind, das Bild einer Nonne entsteht . Das Kind bedrängt die Last, die es wegschiebt und nichts mit ihm zu tun haben will.</text:p>
      <text:p text:style-name="P2">Sabine-Thomas ist in die andere Ecke des Raumes geflohen.</text:p>
      <text:p text:style-name="P2">„Sieh dir das Kind an“, sagt Brigitta und holt Johanna in die Aufstellung. Johanna fühlt keine Bindung zu dem Kind. Das Kind fühlt keine Verbindung zu Johanna und sagt, es wolle spielen gehen, die Schande wird aus der Aufstellung entlassen.</text:p>
      <text:p text:style-name="P2">Johanna spürt allein das Band zu Sabine-Thomas. Sie sieht ihn an, kann aber auf die Entfernung sein Gesicht nicht lesen. Sie geht resolut auf ihn zu. „Geh langsam und mit Respekt und schau, ob er dich sehen will,“ mahnt Brigitta und Johanna bremst ihre Schritte. Sie bleibt stehen, genauso wie der Sabine-Thomas, der sich einige Schritte auf sie zu bewegt hat.</text:p>
      <text:p text:style-name="P2">Die Weiblichkeit stellt sich rechts hinter Johanna, links stellt sich die Lina-Johanna auf. Die Last rauscht heran und baut sich wieder vor Sabine-Thomas auf. Jetzt versteckt er sich hinter ihrem Rücken. „Es sind so viele“, sagt Sabine-Thomas kläglich. „Wir sind auch viele,“ antwortet Johanna. Die Last schaut Johanna bedrohlich, hoch gereckt in die Augen. Johanna spürt dabei eine grosse Wut gegen die Dogmen und Starre, für die die Last steht. „Versuch mal: ich lebte als Nonne.“ Gibt Brigitta Johanna einen Satz, aber diese schüttelt den Kopf, das ist es nicht. „Ich lebe jetzt wie eine Nonne!“ Das kann Johanna gut sagen. Sie steht stark, geerdet vor der Last und schaut sie an. „Brav,“ sagt die Last: „So gehört es sich!“ „Was willst du mir erzählen? Verpisel dich lieber!“ antwortete Johanna. Sie ist empört und kraftvoll. „Ich sage nicht, was ich jetzt denke und bin ganz freundlich...“, sagt Johanna drohend, die männerfeindlichen Dinge, die ihr durch den Kopf gehen, braucht sie nicht zu sagen, sie will sich nicht auf die Ebene der Last begeben.</text:p>
      <text:p text:style-name="P2">„Du bist mein Spiegel,“ gibt Brigitta als Satz, aber Johanna spürt anderes aus tiefstem Herzen aufsteigen, während sie der Last, die Sabine-Thomas verdeckt in die Augen schaut. „Du bist nicht mein Spiegel.“</text:p>
      <text:p text:style-name="P2">„Was du bist, ist kein Glaube. Glaube ist Liebe und Liebe ist licht,“ sagt Johanna fest. Das Gesicht der Last verändert sich, sie sieht verwundert, überrascht aus: „ich fühle mich das erstemal weich..., ich habe es gepredigt, aber selbst nie getan...“</text:p>
      <text:p text:style-name="P2">Sabine-Thomas versteckt sich noch ängstlich. Die Last wird weicher, Sabine-Thomas kommt hervor, Johanna löst sich von der Weiblichkeit und Lina-Johanna und tritt vor Sabine-Thomas.</text:p>
      <text:p text:style-name="P2">Sabine-Thomas kann Johanna in die Augen sehen und fällt ihr um den Hals. Er hält sie ganz fest, will nicht loslassen. „Alles ist gut,“ sagt Johanna beruhigend: „Ich liebe dich, egal, was passiert, das <text:soft-page-break/>ist so!“</text:p>
      <text:p text:style-name="P2">Sabine-Thomas lacht glücklich. „Ich weiss nicht, was ich sagen soll,“ stammelt er. „Es ist alles gut!“ Sie umarmen sich wieder und Johanna spürt Sabines Herz heftig schlagen. „Es wird alles gut, wir haben uns immer,“ sagt Sabine-Thomas: „Wir treffen uns wieder.“ „Vielleicht,“ antwortet Johanna: „Wenn wir alt sind, dann sitzen wir auf einer Parkbank und tauschen Krückstöcke aus.“ Sie müssen beide lachen, glücklich, wieder und wieder.</text:p>
      <text:p text:style-name="P2">Das Band, der Tunnel ist verschwunden, aufgeplatz. Johannas Nabelcharka ist frei. Sie selbst ist frei und erkennt die enge Begrenzung, die sie sich auferlegt hatte. Johanna fühlt keine Verbindung mehr zu Thomas, aber sie fühlt sich geliebt. Die Begrenzung hat Johanna unsicher gemacht in der diesseitigen, jetztigen Welt. Sie ist geblendet von den vielen Farben und schockiert über das wirkliche Leben, das sie nun ungefiltert erfährt.</text:p>
      <text:p text:style-name="P2">Sie durfte lernen „Nein!“ zu sagen zu den Kräften, die ihr schaden, sie hatte die „Last“ überwunden, ohne sich selbst zu verlassen und sie durfte Thomas für einen Moment aus der Erstarrung befreien und ihm begegnen. Den Thomas, den sie erspürt und geliebt hatte, erahnend, das er dieses Seite nicht zeigen konnte und wollte.</text:p>
      <text:p text:style-name="P2">Ich habe in diesem Leben eine Gabe, ich sehe was, was du nicht siehst. Aber weil ich „totsicher“ weiss, lerne ich, dass ich schuldig bin, nur weil ich sehe, was du nicht siehst, erlege ich mir selbst die Strafe auf und büsse, statt zu leben...</text:p>
      <text:p text:style-name="P2">Dabei, denkt Johanna, ist die „böse“ Tat an sich die Strafe, denn sie zerschneidet das Herz. Es vergeht keine Tat, die nicht eingeschrieben wird, kein Tag, der nicht aufgezeichnet ist. Das Herz, die Seele kennt sie alle. Mögen der Körper, der Verstand sich weigern zu verstehen.</text:p>
      <text:p text:style-name="P2">Im Gegensatz zum Verstand jedoch, urteilt die Seele nicht. Sie lebt und liebt und wer Glück hat, hat einen Funken sicherer Liebe in sich. Wer Glück hat, darf erfahren, begreifen, verstehen, wissen und sich das Menschsein vergeben...</text:p>
      <text:p text:style-name="P2"/>
      <text:p text:style-name="P2">Atlas (Eckernförde, 2008)</text:p>
      <text:p text:style-name="P2">Schmerzen, die Johanna nicht beachtet hatte, fordern energisch ihre Aufmerksamkeit. Schmerzen in der linken Armbeuge! Johanna tastet die bekannte Stelle ab, linke Brust, über dem Herz: Ein Knötchen, klein, kieselig...</text:p>
      <text:p text:style-name="P2">Warum? Sie hatte ihr Inneres aufgeräumt, hatte alles zurecht gerückt, grade hingestellt.</text:p>
      <text:p text:style-name="P2">Johanna hat keine Kraft, weder körperlich, noch innerlich. Allein der Gedanke wieder in sich herumwühlen zu müssen, weitere Gründe für einen weiteren Knoten finden zu müssen, wieder forschen zu müssen, wo..., wer..., was..., wie..., wann..., warum..., wozu..., lässt sie verzweifeln. Wieder war sie nicht, wie sie sein sollte, musste, um zu funktionieren; versagt!</text:p>
      <text:p text:style-name="P2"><text:soft-page-break/>Der Schmerz wächst <text:s/>und macht Taubheit Platz. Johanna fühlt nur die rechte Körperhälfte. Geteilt vom Scheitel, Gesicht, Wirbelsäule bis in die Beine nimmt sie rechts wahr, lebendig, bewachsen mit Muskeln, Haut und Wärme. Die linke Seite ist vermodert. Wo Muskel- und Fleischfetzen vorhanden sind, ist Schmerz, sonst: Nichts! </text:p>
      <text:p text:style-name="P2">Johanna gelingt es nicht eine schützende, heilende Hülle um sich herum zu bilden. Die rechte Körperhälfte hüllt sie ein, aber alle Phantasie und Imaginationkräft reichen nicht die linke Körperhälfte mit Wärme zu durchdringen.</text:p>
      <text:p text:style-name="P2">Sie will ums verrecken nicht zum Arzt, der Schmerz ist zu gross...sie hat Angst, dass ihr das selbe passiert wie ihrer Cosine, die Brustkrebs hat und von einer zur nächsten Behandlung mehr und mehr zerfällt.</text:p>
      <text:p text:style-name="P2">Sie geht zu Martin, einmal, zweimal, dreimal, viermal in einem Monat, normalerweise genug um den Rest des Jahres gesund und frisch herumzuspringen wie ein Bambi! Aber es will nichts springen.</text:p>
      <text:p text:style-name="P2">Johanna weiss nicht wie sie die nächsten Tage auf und mit der Arbeit, sie ist bei einer Kinderkrippe als Erzieherin und Köchin angestellt, übersteht. Sie läuft weiter: Autopilottaste. Das kann nicht gut gehen...</text:p>
      <text:p text:style-name="P2">Sie vertraut sich schliesslich ihrer Chefin an, erzählt, dass es ihr sehr schlecht geht, sie nicht zum Arzt gehen mag, aber alles versucht, um auf die Beine zu kommen und, dass die Chefin bitte im Team schweigen soll... Die Chefin hat ein anderes Problem: Die dritte Kollegin ist zornig, es läuft nicht, wie sie es sich gedacht hat und sie hat längst Vorsorge getroffen, Johanna erfährt, dass diese Kollegin sich seit Wochen hinter ihrem Rücken über sie beklagt und Lügen verbreitet...</text:p>
      <text:p text:style-name="P2">Am nächsten Tag soll eine Teamsitzung klären, wie es weitergehen soll.</text:p>
      <text:p text:style-name="P2">Johanna ist im Schock, sie hat nicht damit gerechnet, dass die dritte im Bunde ihr in den Rücken fällt, dachte, sie hätte im Team, bei der Arbeit zumiendest einen sicheren Halt.</text:p>
      <text:p text:style-name="P2">Sie bricht zusammen. </text:p>
      <text:p text:style-name="P2">Und geht zu ihren anthroposophischen Hausarzt, lässt sich krankschreiben. Der schickt sie zu einer Gynökologin, die sanft und selbstsichere, findet heraus, dass Johannas Kreuzbein nicht in Ordnung ist.</text:p>
      <text:p text:style-name="P2">Johanna geht zum Orthopäden.</text:p>
      <text:p text:style-name="P2">Der ist in allem schnell, zack, zack, hat er alle Stellen, die ihm wichtig scheinen abgetastet, klarer Fall. Ruckeldiku und Knick und Knack renkt er oben und unten Wirbel... „Gute Besserung, guten Weg, Auf Wiedersehen!“</text:p>
      <text:p text:style-name="P2">Johanna schwankt und es schwindelt ihr als sie am Bahnhof auf ihren Zug nach Hause wartet.</text:p>
      <text:p text:style-name="P2">Am nächsten Tag schleppt sie sich zum Hausarzt, sie braucht eine Stunde für den Weg, den sie sonst <text:soft-page-break/>in 15 Minuten geht.</text:p>
      <text:p text:style-name="P2">Aus. Ende...</text:p>
      <text:p text:style-name="P2">Zerbrechlich, eine Wirbelsäule ist zerbrechlich, ein kleiner Knick,... ein kleiner Knack... und alles ist aus den Fugen. </text:p>
      <text:p text:style-name="P2">Johanna ist Schmerz, Wirbelsäule, Sklett, ist pulsierender, rauschender Schädel, der auf dem kleinen, feinen Atlas nicht halten will. Jede Drehung des Kopfes knirscht. Die Wirbel zemahlen sich zu Sand, der knirscht. Das Gehirn dazwischen, weicher Brei, mürbe geknirscht, ring nach Blut und um Luft, die den Weg durch den verrückten Wirbel nicht finden.</text:p>
      <text:p text:style-name="P2">Die Arme, der Brustkorb alles daran gehängt, schmerzbehaftet, nutzlos. Die Arme hängen wie Aliens herum, mal halten die Finger Dinge fest, mal nicht, dann fallen sie krachend zu Boden. Johanna, was von ihr übrig ist, ist wütend und hilflos wie ein Baby. Sie kann nur meckern, schimpfen, es fehlt ihr die Kraft alles aus dem Fenster zu werfen. </text:p>
      <text:p text:style-name="P2">Den Beinen ergeht es nicht anders. Johanna tappt im Schneckentempo zum Einkaufen. Sie wird umgerannt, weil sie nicht ausweichen kann, sie rämmpelt Passanten an, weil sie ihren langsamen Schneckenmarsch nicht stoppen kann. </text:p>
      <text:p text:style-name="P2">Kreuzbein, die Stelle, die geschunden, zerschlagen, gebrochen wurde in Vorleben um Vorleben...</text:p>
      <text:p text:style-name="P2">Wir sind ein Puzzle aus karmischen Teilen und glauben, sie waren die Ursache von heute? Sie ist es!</text:p>
      <text:p text:style-name="P2">Welch perfides Wechselspiel, denkt Johanna, du wirst mit angesägter Achse und angeritzten Zügeln ins Rennen geschickt. Wenn du im letzten Leben deine Peitsche verloren hast, werden deine Rösser jetzt am Wegrand stehenbleiben und grasen, während dir deine Gegner, vorbeipreschend, ihre Peitsche über den Rücken klatschen lassen...</text:p>
      <text:p text:style-name="P2">Die Anstrengung wird nicht weniger im nächsten Leben, bis du anhältst, die Achse reparierst, die Zügel ausbesserst, deinem Gegner die Peitsche entreisst und sie deinen Rössern über den Hintern ziehst, damit sie wissen, wer der Herr im Sattel <text:s/>ist...</text:p>
      <text:p text:style-name="P2">Das ist die schlechte Nachricht! Die Gute: Du wirst gelernt haben, </text:p>
      <text:p text:style-name="P2"/>
      <text:h text:style-name="Heading_20_2" text:outline-level="2">Rinascimento (Eckernförde, Basel 2008)</text:h>
      <text:p text:style-name="P3">Man hatte einen Plan. Maria, die noch zwei Wochen länger in Badenweiler bleiben würde, würde sich ihren Sohn schnappen und mit ihm nach Eckernförde kommen. Auf die Art könnte sie ihrem Noch-und-bald-Ex-Freund aus dem Weg gehen und sie könnten weiter an sich und der Welt basteln. Ein seltsames Gefühl nach Hause zu kommen, einen Ort, an dem sich Johanna nie zu Hause gefühlt hatte, aber das hatte sie seit Jahren, Jahrzehnten nicht mehr <text:s/>getan. Das war das Seltsame. Es gab <text:soft-page-break/>einen Ort an dem sie sich zu Hause fühlte, obwohl sie ihn nicht kannte?! </text:p>
      <text:p text:style-name="P3">Die Eltern begrüssten sie nur kurz, Johanna war eine Woche früher aus der Reha zurückgekommen, weil die Eltern mit den Grosseltern verreisten. Es war keine Zeit zum Erzählen, nicht von grossen und nicht von kleinen Dingen. Johanna war aber froh, denn dadurch bekam sie mehr Zeit. Zeit Pläne voranzutreiben, Zeit sich darauf vorzu bereiten, was die Eltern sagen würden, wenn sie sich aus dem Staub machte.</text:p>
      <text:p text:style-name="P3">Ihrem Sohn sagt Johanna am nächsten Tag, was los ist. Nicht einfühlsam und bittend, klar und eindeutig, ich gehe in die Schweiz, du kannst mitkommen, oder wir suchen eine Lösung, wenn du hier bleiben willst, nur, ich muss gehen. Der Sohn ist tapfer, will erst überlegen und hat nicht viel zu überlegen. Für ihn steht so oder so ein Wechsel in eine andere Klasse an...</text:p>
      <text:p text:style-name="P3">Johanna ist kribbelig, am liebsten würde sie alles einpacken und losmaschieren, aber es ist noch nicht so weit. Sie muss dafür sorgen, dass sie nicht mehr an den alten Arbeitsplatz zurückkehren muss. Diesmal kann sie lachen über die keifende, geifernde Stimme am Ende der Telefonleitung, es macht ihr schon etwas aus, wie sie behandelt wurde und behandelt wird, aber sie muss diese menschen nicht mehr ertragen, sie kann gehen...</text:p>
      <text:p text:style-name="P3">Und erstmal kommt Maria nach Eckernförde. Die Pläne werden dadurch konkreter, wenn Maria nach Eckernförde kommen kann, kann Johanna nach Basel gehen... Sie üben sich, im Denken, im Fühlen und im Wollen, Schön-Schreitem am Strand, Brust raus, Bauch rein. Yoga mit Wellenrauschen. Wunder der Geldvermehrung ersinnen.</text:p>
      <text:p text:style-name="P3">Marias Sohn, der bei seinem Vater und seiner Stiefmutter lebt, fährt nach zwei Wochen wieder ab. Johanna ist froh, denn ihr Sohn scheint mit Maria aus zu kommen. Jeder Tag wird gepflegt und mit Meditation begrüsst. Eine Aneinanderreihung von Ferientagen, wenn Johanna am Abend nicht noch immer zum Putzen müsste. Aber auch das ist gut, es schafft Abstand, den kleinen Raum, in dem Johanna für sich denken und sein kann, während die Hände nützliches tun.</text:p>
      <text:p text:style-name="P3">Sie wundert sich über Maria, schiebt aber die Gedanken wieder weg. Warum ihr Sohn bei seinem Vater lebt. Warum sie in Johannas Wohnung kein Asthma kriegt, obwohl sie eine Katzenhaarallergie hat und die ganze Wohnung noch voll von Katzenhaar ist, inklusive der Flöhe, die fröhlich anfangen herum zu springen, wenn der Staubsauger läuft. Warum sie den Abwasch erst nach drei Tagen macht, wo sie doch darauf besteht, ein sauberer und ordentlicher Mensch zu sein, dem es schlecht ging, weil alle anderen drumherum schrecklich unordentlich und faul waren... Die Fragen tauchen auf und verschwinden wieder in der Flut von Ereignissen und Veränderungen.</text:p>
      <text:p text:style-name="P3"/>
      <text:p text:style-name="P3"><text:soft-page-break/>Arbeitsamtzeichen am Himmel.</text:p>
      <text:p text:style-name="P3"/>
      <text:p text:style-name="P3"/>
      <text:p text:style-name="P3">Am Ende der Sommerferien ist es so weit. Sie fahren nach Basel. Maria wird dort bleiben und alles herrichten, Johanna wird im September ihre Sachen packen und den Umzug vorbereiten, aber vorher, vorher wird sie nach Basel fahren und ihr neues Heim betrachten und... Simon wieder sehen...</text:p>
      <text:p text:style-name="P3">Sie kommen spät am Abend an. Es ist ein einziges Geschrei und Chaos, denn, natürlich ist Miriams Ex nicht ausgezogen. Er ist zwar nicht da, aber alle seine Sachen sind in der Wohnung, genauso wie seine älteste Tochter, die nun von Maria mit Geschrei und Gezeter überhäuft wird. Johanna ist geschockt und es fehlt nichts und sie nimmt ihren Sohn und fährt mit ihm zurück nach Hause... Sie hat noch nie eine so verwohnte, verwahrloste Wohnung gesehen...</text:p>
      <text:p text:style-name="P3">Aber sie bleiben. Maria stürmt hoch zu Simon, aber Simon ist nicht da. Johanna ärgert sich, er weiss, dass sie heute kommen...</text:p>
      <text:p text:style-name="P3">Am nächsten morgen ist es besser. Simon kommt heruntergeflitzt, er sei beim Circus gewesen, seinen marokkanischen Freund besuchen. Er hat die Haare kurz und sieht aus, als hätte er einige Nächte unter einer Brücke zu gebracht. „Hallo, junge Frau!“ ruft er und sie wollen sich umarmen und stoppen beide. Simon ein Bruchteil später als Johanna, ihre Reaktion wahrnehmend und sofort spiegelnd, kein Begrüssungskuss, wie Johanna es sich vorgestellt hat... Die Reaktion verblüfft sie, er hat wie ein Gedankenblitz auf sie reagiert. Dann bricht Marias Geschrei durch, denn sie will von Simon wissen, warum ihr Ex noch nicht weg ist.</text:p>
      <text:p text:style-name="P3"/>
      <text:p text:style-name="P3">Essen bei Simon</text:p>
      <text:p text:style-name="P3"/>
      <text:p text:style-name="P3">Die Tage verbringen sie, indem sie Basel durchwandern. Marias Freundinnen treffen, die Johanna anschauen, als müsste sie sich vor ihnen in Acht nehmen. Maria ist eine vorzügliche Fremdenführerin und Lehrerin, Johanna und ihr Sohn werden vollgestopft mit tausend und einer Information, wie Basel funktioniert, wie die Schweiz funktioniert.</text:p>
      <text:p text:style-name="P3">Johanna erfährt weitere Seltsamkeit über Maria. Die taffe, selbstbewusste Maria, wundert sich über riesige Gebäude, die angeblich noch nicht da war, als sie sich das letzte mal vor die Tür wagte. Sie <text:soft-page-break/>erklärt, während sie in dem grossen Einkaufshaus herum schlendern, <text:s/>sie sei seit Jahren nicht mehr in den grossen Kaufhäusern gewesen, wegen dem Parfümgeruch und all den vielen Menschen, sie <text:s/>hätte es nicht ertragen.</text:p>
      <text:p text:style-name="P3">Johanna hat ein gespräch mit dem Lehrer der Rudolf-Steiner-Schule. Maria begleitet sie und da sie wandern und bewegen für wichtig hält laufen sie zu Fuss durch halb Basel auf den Jakobsberg. Der Lehrer ist freundlich, hört sich an, warum Johannas Sohn die Schule wechseln soll und schlägt vor, dass er zur Probe die beiden Wochen am Unterricht teil nehmen sollte. </text:p>
      <text:p text:style-name="P3">Der Sohn von Johanna murrt, obwohl er Ferien hat, soll er in Basel in die Schule gehen. </text:p>
      <text:p text:style-name="P3">Am Ende der Wochen kommt Johanna zum zweiten Gespräch mit dem Lehrer. Er ist zufrieden mit Johannas Sohn und findet pädagogisch könne er auf jeden Fall in die Klasse kommen. <text:s/></text:p>
      <text:p text:style-name="P3"><text:s/><text:span text:style-name="T1">Dann kommt das Finanzgespräch. 450,- sfr kostet die Schule im <text:s/>Monat und da sie , nicht wie in Deutschland, subventioniert wird, gibt es keine weitere Ermmässigung. Johanna ist rund heraus:“Wenn ich ankomme in Basel im Oktober, dann habe ich mein letztes Geld in den Umzugswagen gesteckt!“ Die dame, die das Gespräch führt sieht sie sehr gründlich, prüfend an und fragt sie nach ihrem Beruf:“Erzieherin, staatlich geprüfte Erzieherin.“ Sie schaut noch strenger drein die Dame und dann sagt sie, sie könnten eventuell eine Erzieherin in dem schuleigenen Hort gebrauchen. Zwar im Moment nur für sehr wenige Stunden, aber, sie sollte ihr schnell die bewerbungsunterlagen schicken und dann würden sie weiter sehen.</text:span></text:p>
      <text:p text:style-name="P7">Als Johanna aus der Schule kommt kann sie es nicht glauben, sie hat einen Schulplatz für den Sohn und einen Arbeitsplatz.</text:p>
      <text:p text:style-name="P3"/>
      <text:p text:style-name="P3">Am vorletzten Tag besuchen sie eine Ausstellung, die Johanna im Internet entdeckt hat und die sie unbedingt sehen will, für sich als Zeichen, als Auftrag in die Welt hinaus zu gehen...</text:p>
      <text:p text:style-name="P3">Maria hat am Abend vor der Abfahrt Geburtstag. Die Freundinnen kommen und Simon. In einem lustigen bunten Hemd und einer Topfpflanze als Geschenk. Er sitzt neben Johanna, die immer fast über in klettern muss, wenn sie aufstehen und etwas erledigen will. Und Johanna muss viel erledigen und Simon beteuert, es störe ihn überhaupt nicht, wenn sie jedesmal an ihm vorbei klettert... Es gibt von der Hochzeitstorte vom Konzert.</text:p>
      <text:p text:style-name="P3">Johanna fragt, ob Simon kommt zum Tschüss sagen am nächsten morgen früh. Er kommt und klagt, er hätte die ganze Nacht kotzen müssen. Er setzt sich auf den Balkon und beginnt interessiert die Packung der Duftkerzen zu studieren, die Maria zum Geburtstag bekommen hat. Nach kurzem <text:soft-page-break/>überlegen studiert Johanna mit. Was sollen sie sonst gross erzählen. Es passiert genug zwischen ihnen, die nonverbalen Informationsleitungen sind zum Bersten voll, da gibts nichts zu sagen.</text:p>
      <text:p text:style-name="P3">Zum Abschied gibt es ein Küsschen und einen elenden, treuen Dackelbli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1</text:page-number> <text:tab/><text:tab/><text:date style:data-style-name="N37" text:date-value="2010-08-22T13:16:48.95" text:fixed="true">22.08.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citas Rützel</meta:initial-creator>
    <meta:creation-date>2010-08-22T12:00:00</meta:creation-date>
    <meta:generator>LibreOffice/3.5$Linux_X86_64 LibreOffice_project/350m1$Build-2</meta:generator>
    <dc:date>2013-01-26T16:27:53</dc:date>
    <dc:creator>Felicitas Stotz</dc:creator>
    <meta:editing-duration>PT5H18M48S</meta:editing-duration>
    <meta:editing-cycles>8</meta:editing-cycles>
    <meta:document-statistic meta:table-count="0" meta:image-count="0" meta:object-count="0" meta:page-count="37" meta:paragraph-count="323" meta:word-count="15232" meta:character-count="96564" meta:non-whitespace-character-count="81552"/>
  </office:meta>
</office:document-meta>
</file>